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307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1.472in"/>
    </style:style>
    <style:style style:name="co17" style:family="table-column">
      <style:table-column-properties fo:break-before="auto" style:column-width="1.338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0.4264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1.0429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1.5882in"/>
    </style:style>
    <style:style style:name="co24" style:family="table-column">
      <style:table-column-properties fo:break-before="auto" style:column-width="0.4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7.9047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2.666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7799in"/>
    </style:style>
    <style:style style:name="co31" style:family="table-column">
      <style:table-column-properties fo:break-before="auto" style:column-width="23.1835in"/>
    </style:style>
    <style:style style:name="co32" style:family="table-column">
      <style:table-column-properties fo:break-before="auto" style:column-width="0.6429in"/>
    </style:style>
    <style:style style:name="co33" style:family="table-column">
      <style:table-column-properties fo:break-before="auto" style:column-width="1.0398in"/>
    </style:style>
    <style:style style:name="co34" style:family="table-column">
      <style:table-column-properties fo:break-before="auto" style:column-width="0.8083in"/>
    </style:style>
    <style:style style:name="co35" style:family="table-column">
      <style:table-column-properties fo:break-before="auto" style:column-width="1.2008in"/>
    </style:style>
    <style:style style:name="co36" style:family="table-column">
      <style:table-column-properties fo:break-before="auto" style:column-width="1.5327in"/>
    </style:style>
    <style:style style:name="co37" style:family="table-column">
      <style:table-column-properties fo:break-before="auto" style:column-width="11.2862in"/>
    </style:style>
    <style:style style:name="co38" style:family="table-column">
      <style:table-column-properties fo:break-before="auto" style:column-width="1.2543in"/>
    </style:style>
    <style:style style:name="co39" style:family="table-column">
      <style:table-column-properties fo:break-before="auto" style:column-width="0.902in"/>
    </style:style>
    <style:style style:name="co40" style:family="table-column">
      <style:table-column-properties fo:break-before="auto" style:column-width="1.1429in"/>
    </style:style>
    <style:style style:name="co41" style:family="table-column">
      <style:table-column-properties fo:break-before="auto" style:column-width="1.161in"/>
    </style:style>
    <style:style style:name="co42" style:family="table-column">
      <style:table-column-properties fo:break-before="auto" style:column-width="0.9744in"/>
    </style:style>
    <style:style style:name="co43" style:family="table-column">
      <style:table-column-properties fo:break-before="auto" style:column-width="0.9354in"/>
    </style:style>
    <style:style style:name="co44" style:family="table-column">
      <style:table-column-properties fo:break-before="auto" style:column-width="0.9555in"/>
    </style:style>
    <style:style style:name="co45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102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8909in" fo:break-before="auto" style:use-optimal-row-height="true"/>
    </style:style>
    <style:style style:name="ro5" style:family="table-row">
      <style:table-row-properties style:row-height="1.7618in" fo:break-before="auto" style:use-optimal-row-height="true"/>
    </style:style>
    <style:style style:name="ro6" style:family="table-row">
      <style:table-row-properties style:row-height="0.6736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2.0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9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43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45" style:family="table-cell" style:parent-style-name="Default" style:data-style-name="N10000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00">
      <style:table-cell-properties fo:background-color="#ffffff" fo:border="0.06pt solid #000000"/>
      <style:text-properties fo:font-size="8pt" style:font-size-asian="8pt" style:font-size-complex="8pt"/>
    </style:style>
    <style:style style:name="ce47" style:family="table-cell" style:parent-style-name="Default" style:data-style-name="N10000"/>
    <style:style style:name="ce48" style:family="table-cell" style:parent-style-name="Default" style:data-style-name="N10000">
      <style:table-cell-properties fo:background-color="transparent"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0000">
      <style:table-cell-properties fo:background-color="#fff200" fo:border="0.06pt solid #000000"/>
      <style:text-properties fo:font-size="18pt" style:font-size-asian="18pt" style:font-size-complex="18pt"/>
    </style:style>
    <style:style style:name="ce50" style:family="table-cell" style:parent-style-name="Default" style:data-style-name="N10000">
      <style:text-properties fo:font-weight="bold" style:font-weight-asian="bold" style:font-weight-complex="bold"/>
    </style:style>
    <style:style style:name="ce51" style:family="table-cell" style:parent-style-name="Default" style:data-style-name="N10000">
      <style:table-cell-properties fo:background-color="#fff200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 style:data-style-name="N10000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 style:data-style-name="N10000">
      <style:table-cell-properties fo:background-color="#eeeeee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0000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121">
      <style:table-cell-properties fo:background-color="transparent" fo:border="0.06pt solid #000000"/>
      <style:text-properties fo:font-size="8pt" style:font-size-asian="8pt" style:font-size-complex="8pt"/>
    </style:style>
    <style:style style:name="ce56" style:family="table-cell" style:parent-style-name="Default" style:data-style-name="N10000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000">
      <style:table-cell-properties fo:border="0.06pt solid #000000"/>
      <style:text-properties fo:font-size="8pt" style:font-size-asian="8pt" style:font-size-complex="8pt"/>
    </style:style>
    <style:style style:name="ce58" style:family="table-cell" style:parent-style-name="Default" style:data-style-name="N1000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0000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60" style:family="table-cell" style:parent-style-name="Default" style:data-style-name="N10000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 style:data-style-name="N10000">
      <style:text-properties fo:font-size="8pt" style:font-size-asian="8pt" style:font-size-complex="8pt"/>
    </style:style>
    <style:style style:name="ce79" style:family="table-cell" style:parent-style-name="Default" style:data-style-name="N10000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 style:data-style-name="N10000">
      <style:table-cell-properties fo:background-color="#7ffe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8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93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94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98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100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1" style:family="table-cell" style:parent-style-name="Default"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04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06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107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108" style:family="table-cell" style:parent-style-name="Default" style:data-style-name="N10000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 style:data-style-name="N10000">
      <style:table-cell-properties fo:background-color="#ffffff" fo:border="0.06pt solid #000000"/>
      <style:text-properties fo:font-size="8pt" style:font-size-asian="8pt" style:font-size-complex="8pt"/>
    </style:style>
    <style:style style:name="ce110" style:family="table-cell" style:parent-style-name="Default" style:data-style-name="N10000"/>
    <style:style style:name="ce111" style:family="table-cell" style:parent-style-name="Default" style:data-style-name="N10000">
      <style:table-cell-properties fo:background-color="transparent" fo:border="0.06pt solid #000000"/>
      <style:text-properties fo:font-size="8pt" style:font-size-asian="8pt" style:font-size-complex="8pt"/>
    </style:style>
    <style:style style:name="ce112" style:family="table-cell" style:parent-style-name="Default" style:data-style-name="N10000">
      <style:table-cell-properties fo:background-color="#fff200" fo:border="0.06pt solid #000000"/>
      <style:text-properties fo:font-size="18pt" style:font-size-asian="18pt" style:font-size-complex="18pt"/>
    </style:style>
    <style:style style:name="ce113" style:family="table-cell" style:parent-style-name="Default" style:data-style-name="N10000">
      <style:text-properties fo:font-weight="bold" style:font-weight-asian="bold" style:font-weight-complex="bold"/>
    </style:style>
    <style:style style:name="ce114" style:family="table-cell" style:parent-style-name="Default" style:data-style-name="N10000">
      <style:table-cell-properties fo:background-color="#fff200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115" style:family="table-cell" style:parent-style-name="Default" style:data-style-name="N10000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00">
      <style:table-cell-properties fo:background-color="#eeeeee" fo:border="0.06pt solid #000000"/>
      <style:text-properties fo:font-size="8pt" style:font-size-asian="8pt" style:font-size-complex="8pt"/>
    </style:style>
    <style:style style:name="ce117" style:family="table-cell" style:parent-style-name="Default" style:data-style-name="N10000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0121">
      <style:table-cell-properties fo:background-color="transparent" fo:border="0.06pt solid #000000"/>
      <style:text-properties fo:font-size="8pt" style:font-size-asian="8pt" style:font-size-complex="8pt"/>
    </style:style>
    <style:style style:name="ce119" style:family="table-cell" style:parent-style-name="Default" style:data-style-name="N10000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10000">
      <style:table-cell-properties fo:border="0.06pt solid #000000"/>
      <style:text-properties fo:font-size="8pt" style:font-size-asian="8pt" style:font-size-complex="8pt"/>
    </style:style>
    <style:style style:name="ce121" style:family="table-cell" style:parent-style-name="Default" style:data-style-name="N1000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0000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23" style:family="table-cell" style:parent-style-name="Default" style:data-style-name="N10000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4" style:family="table-cell" style:parent-style-name="Default" style:data-style-name="N10000">
      <style:text-properties fo:font-size="8pt" style:font-size-asian="8pt" style:font-size-complex="8pt"/>
    </style:style>
    <style:style style:name="ce125" style:family="table-cell" style:parent-style-name="Default" style:data-style-name="N10000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 style:data-style-name="N10000">
      <style:table-cell-properties fo:background-color="#7ffe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00">
      <style:table-cell-properties fo:background-color="#62c4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10000">
      <style:table-cell-properties fo:background-color="transparent" fo:border="0.06pt solid #000000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00">
      <style:table-cell-properties fo:background-color="transparent"/>
    </style:style>
    <style:style style:name="ce85" style:family="table-cell" style:parent-style-name="Default" style:data-style-name="N10000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Nodes</text:p>
          </table:table-cell>
          <table:table-cell table:style-name="ce86" office:value-type="string" calcext:value-type="string">
            <text:p>Processes per node</text:p>
          </table:table-cell>
          <table:table-cell table:style-name="ce86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2">
          <table:table-cell table:style-name="ce87" office:value-type="float" office:value="1000" calcext:value-type="float">
            <text:p>1000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2]*[.C2]" office:value-type="float" office:value="36" calcext:value-type="float">
            <text:p>36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E2]-[.G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95" table:formula="of:=FLOOR([.I2]*[.H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2]-[.K2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2]/3600*[.F2]*[.B2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2]*[.G2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400" calcext:value-type="float">
            <text:p>4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6" calcext:value-type="float">
            <text:p>6</text:p>
          </table:table-cell>
          <table:table-cell table:style-name="ce96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1" calcext:value-type="float">
            <text:p>1001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3]*[.C3]" office:value-type="float" office:value="36" calcext:value-type="float">
            <text:p>36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E3]-[.G3]" office:value-type="float" office:value="34" calcext:value-type="float">
            <text:p>3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95" table:formula="of:=FLOOR([.I3]*[.H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3]/3600*[.F3]*[.B3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3]*[.G3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200" calcext:value-type="float">
            <text:p>200</text:p>
          </table:table-cell>
          <table:table-cell table:style-name="ce93" table:formula="of:=[.R3]/[.O3]" office:value-type="float" office:value="200" calcext:value-type="float">
            <text:p>2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6" table:formula="of:=FLOOR(([.M3]+20)/3600)" office:value-type="float" office:value="6" calcext:value-type="float">
            <text:p>6</text:p>
          </table:table-cell>
          <table:table-cell table:style-name="ce96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2" calcext:value-type="float">
            <text:p>1002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4]*[.C4]" office:value-type="float" office:value="40" calcext:value-type="float">
            <text:p>40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E4]-[.G4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4]*[.H4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4]/3600*[.F4]*[.B4]" office:value-type="float" office:value="1200" calcext:value-type="float">
            <text:p>120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4]*[.G4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100" calcext:value-type="float">
            <text:p>100</text:p>
          </table:table-cell>
          <table:table-cell table:style-name="ce93" table:formula="of:=[.R4]/[.O4]" office:value-type="float" office:value="100" calcext:value-type="float">
            <text:p>1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6" table:formula="of:=FLOOR(([.M4]+20)/3600)" office:value-type="float" office:value="6" calcext:value-type="float">
            <text:p>6</text:p>
          </table:table-cell>
          <table:table-cell table:style-name="ce96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3" calcext:value-type="float">
            <text:p>1003</text:p>
          </table:table-cell>
          <table:table-cell table:style-name="ce89" office:value-type="float" office:value="11" calcext:value-type="float">
            <text:p>11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5]*[.C5]" office:value-type="float" office:value="44" calcext:value-type="float">
            <text:p>44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E5]-[.G5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5]*[.H5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5]/3600*[.F5]*[.B5]" office:value-type="float" office:value="1320" calcext:value-type="float">
            <text:p>13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5]*[.G5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50" calcext:value-type="float">
            <text:p>50</text:p>
          </table:table-cell>
          <table:table-cell table:style-name="ce93" table:formula="of:=[.R5]/[.O5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6" table:formula="of:=FLOOR(([.M5]+20)/3600)" office:value-type="float" office:value="6" calcext:value-type="float">
            <text:p>6</text:p>
          </table:table-cell>
          <table:table-cell table:style-name="ce96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4" calcext:value-type="float">
            <text:p>1004</text:p>
          </table:table-cell>
          <table:table-cell table:style-name="ce8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6]*[.C6]" office:value-type="float" office:value="52" calcext:value-type="float">
            <text:p>52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E6]-[.G6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6]*[.H6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6]/3600*[.F6]*[.B6]" office:value-type="float" office:value="1560" calcext:value-type="float">
            <text:p>156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6]*[.G6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25" calcext:value-type="float">
            <text:p>25</text:p>
          </table:table-cell>
          <table:table-cell table:style-name="ce93" table:formula="of:=[.R6]/[.O6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6" table:formula="of:=FLOOR(([.M6]+20)/3600)" office:value-type="float" office:value="6" calcext:value-type="float">
            <text:p>6</text:p>
          </table:table-cell>
          <table:table-cell table:style-name="ce96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5" calcext:value-type="float">
            <text:p>1005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7]*[.C7]" office:value-type="float" office:value="36" calcext:value-type="float">
            <text:p>36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E7]-[.G7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95" table:formula="of:=FLOOR([.I7]*[.H7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7]/3600*[.F7]*[.B7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7]*[.G7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400" calcext:value-type="float">
            <text:p>4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6" calcext:value-type="float">
            <text:p>6</text:p>
          </table:table-cell>
          <table:table-cell table:style-name="ce96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6" calcext:value-type="float">
            <text:p>1006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8]*[.C8]" office:value-type="float" office:value="36" calcext:value-type="float">
            <text:p>36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E8]-[.G8]" office:value-type="float" office:value="34" calcext:value-type="float">
            <text:p>3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95" table:formula="of:=FLOOR([.I8]*[.H8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8]/3600*[.F8]*[.B8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8]*[.G8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200" calcext:value-type="float">
            <text:p>200</text:p>
          </table:table-cell>
          <table:table-cell table:style-name="ce93" table:formula="of:=[.R8]/[.O8]" office:value-type="float" office:value="200" calcext:value-type="float">
            <text:p>2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6" table:formula="of:=FLOOR(([.M8]+20)/3600)" office:value-type="float" office:value="6" calcext:value-type="float">
            <text:p>6</text:p>
          </table:table-cell>
          <table:table-cell table:style-name="ce96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7" calcext:value-type="float">
            <text:p>1007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9]*[.C9]" office:value-type="float" office:value="40" calcext:value-type="float">
            <text:p>40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E9]-[.G9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9]*[.H9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9]-[.K9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9]/3600*[.F9]*[.B9]" office:value-type="float" office:value="1200" calcext:value-type="float">
            <text:p>120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9]*[.G9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100" calcext:value-type="float">
            <text:p>100</text:p>
          </table:table-cell>
          <table:table-cell table:style-name="ce93" table:formula="of:=[.R9]/[.O9]" office:value-type="float" office:value="100" calcext:value-type="float">
            <text:p>1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6" table:formula="of:=FLOOR(([.M9]+20)/3600)" office:value-type="float" office:value="6" calcext:value-type="float">
            <text:p>6</text:p>
          </table:table-cell>
          <table:table-cell table:style-name="ce96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8" calcext:value-type="float">
            <text:p>1008</text:p>
          </table:table-cell>
          <table:table-cell table:style-name="ce89" office:value-type="float" office:value="11" calcext:value-type="float">
            <text:p>11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0]*[.C10]" office:value-type="float" office:value="44" calcext:value-type="float">
            <text:p>44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E10]-[.G10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10]*[.H10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0]-[.K10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0]/3600*[.F10]*[.B10]" office:value-type="float" office:value="1320" calcext:value-type="float">
            <text:p>13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10]*[.G10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50" calcext:value-type="float">
            <text:p>50</text:p>
          </table:table-cell>
          <table:table-cell table:style-name="ce93" table:formula="of:=[.R10]/[.O10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6" table:formula="of:=FLOOR(([.M10]+20)/3600)" office:value-type="float" office:value="6" calcext:value-type="float">
            <text:p>6</text:p>
          </table:table-cell>
          <table:table-cell table:style-name="ce96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9" calcext:value-type="float">
            <text:p>1009</text:p>
          </table:table-cell>
          <table:table-cell table:style-name="ce8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1]*[.C11]" office:value-type="float" office:value="52" calcext:value-type="float">
            <text:p>52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E11]-[.G11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11]*[.H11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1]-[.K11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1]/3600*[.F11]*[.B11]" office:value-type="float" office:value="1560" calcext:value-type="float">
            <text:p>156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11]*[.G11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25" calcext:value-type="float">
            <text:p>25</text:p>
          </table:table-cell>
          <table:table-cell table:style-name="ce93" table:formula="of:=[.R11]/[.O11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6" table:formula="of:=FLOOR(([.M11]+20)/3600)" office:value-type="float" office:value="6" calcext:value-type="float">
            <text:p>6</text:p>
          </table:table-cell>
          <table:table-cell table:style-name="ce96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101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1])" office:value-type="float" office:value="12480" calcext:value-type="float">
            <text:p>12480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3"/>
          <table:table-cell table:style-name="ce10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101"/>
        </table:table-row>
        <table:table-row table:style-name="ro4">
          <table:table-cell table:style-name="ce88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10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101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5">
          <table:table-cell table:style-name="ce87" office:value-type="float" office:value="2000" calcext:value-type="float">
            <text:p>200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2]*[.C2]" office:value-type="float" office:value="36" calcext:value-type="float">
            <text:p>36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2]-[.G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2]*[.H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2]-[.K2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2]/3600*[.F2]*[.B2]" office:value-type="float" office:value="1080" calcext:value-type="float">
            <text:p>1080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2]*[.G2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12.5" calcext:value-type="float">
            <text:p>12.5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2]*[.S2]/3600" office:value-type="float" office:value="12.5" calcext:value-type="float">
            <text:p>12.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6" calcext:value-type="float">
            <text:p>6</text:p>
          </table:table-cell>
          <table:table-cell table:style-name="ce96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101"/>
        </table:table-row>
        <table:table-row table:style-name="ro5">
          <table:table-cell table:style-name="ce87" office:value-type="float" office:value="2001" calcext:value-type="float">
            <text:p>200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3]*[.C3]" office:value-type="float" office:value="36" calcext:value-type="float">
            <text:p>36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3]-[.G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3]*[.H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3]/3600*[.F3]*[.B3]" office:value-type="float" office:value="1080" calcext:value-type="float">
            <text:p>108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3]*[.G3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400" calcext:value-type="float">
            <text:p>400</text:p>
          </table:table-cell>
          <table:table-cell table:style-name="ce93" table:formula="of:=[.R3]/[.O3]" office:value-type="float" office:value="25" calcext:value-type="float">
            <text:p>25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3]*[.S3]/3600" office:value-type="float" office:value="25" calcext:value-type="float">
            <text:p>2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6" table:formula="of:=FLOOR(([.M3]+20)/3600)" office:value-type="float" office:value="6" calcext:value-type="float">
            <text:p>6</text:p>
          </table:table-cell>
          <table:table-cell table:style-name="ce96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2" calcext:value-type="float">
            <text:p>2002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4]*[.C4]" office:value-type="float" office:value="36" calcext:value-type="float">
            <text:p>36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4]-[.G4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4]*[.H4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4]/3600*[.F4]*[.B4]" office:value-type="float" office:value="1080" calcext:value-type="float">
            <text:p>108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4]*[.G4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400" calcext:value-type="float">
            <text:p>400</text:p>
          </table:table-cell>
          <table:table-cell table:style-name="ce93" table:formula="of:=[.R4]/[.O4]" office:value-type="float" office:value="50" calcext:value-type="float">
            <text:p>5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4]*[.S4]/3600" office:value-type="float" office:value="50" calcext:value-type="float">
            <text:p>5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6" table:formula="of:=FLOOR(([.M4]+20)/3600)" office:value-type="float" office:value="6" calcext:value-type="float">
            <text:p>6</text:p>
          </table:table-cell>
          <table:table-cell table:style-name="ce96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3" calcext:value-type="float">
            <text:p>200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5]*[.C5]" office:value-type="float" office:value="36" calcext:value-type="float">
            <text:p>36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5]-[.G5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5]*[.H5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5]/3600*[.F5]*[.B5]" office:value-type="float" office:value="1080" calcext:value-type="float">
            <text:p>108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5]*[.G5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400" calcext:value-type="float">
            <text:p>400</text:p>
          </table:table-cell>
          <table:table-cell table:style-name="ce93" table:formula="of:=[.R5]/[.O5]" office:value-type="float" office:value="100" calcext:value-type="float">
            <text:p>10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5]*[.S5]/3600" office:value-type="float" office:value="100" calcext:value-type="float">
            <text:p>1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6" table:formula="of:=FLOOR(([.M5]+20)/3600)" office:value-type="float" office:value="6" calcext:value-type="float">
            <text:p>6</text:p>
          </table:table-cell>
          <table:table-cell table:style-name="ce96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4" calcext:value-type="float">
            <text:p>2004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6]*[.C6]" office:value-type="float" office:value="36" calcext:value-type="float">
            <text:p>36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6]-[.G6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6]*[.H6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6]/3600*[.F6]*[.B6]" office:value-type="float" office:value="1080" calcext:value-type="float">
            <text:p>108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6]*[.G6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400" calcext:value-type="float">
            <text:p>400</text:p>
          </table:table-cell>
          <table:table-cell table:style-name="ce93" table:formula="of:=[.R6]/[.O6]" office:value-type="float" office:value="200" calcext:value-type="float">
            <text:p>20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6]*[.S6]/3600" office:value-type="float" office:value="200" calcext:value-type="float">
            <text:p>2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6" table:formula="of:=FLOOR(([.M6]+20)/3600)" office:value-type="float" office:value="6" calcext:value-type="float">
            <text:p>6</text:p>
          </table:table-cell>
          <table:table-cell table:style-name="ce96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5" calcext:value-type="float">
            <text:p>2005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7]*[.C7]" office:value-type="float" office:value="36" calcext:value-type="float">
            <text:p>36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7]-[.G7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7]*[.H7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7]/3600*[.F7]*[.B7]" office:value-type="float" office:value="1080" calcext:value-type="float">
            <text:p>108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7]*[.G7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400" calcext:value-type="float">
            <text:p>40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7]*[.S7]/3600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6" calcext:value-type="float">
            <text:p>6</text:p>
          </table:table-cell>
          <table:table-cell table:style-name="ce96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6" calcext:value-type="float">
            <text:p>200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8]*[.C8]" office:value-type="float" office:value="36" calcext:value-type="float">
            <text:p>36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8]-[.G8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8]*[.H8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8]/3600*[.F8]*[.B8]" office:value-type="float" office:value="1080" calcext:value-type="float">
            <text:p>1080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8]*[.G8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400" calcext:value-type="float">
            <text:p>400</text:p>
          </table:table-cell>
          <table:table-cell table:style-name="ce93" table:formula="of:=[.R8]/[.O8]" office:value-type="float" office:value="12.5" calcext:value-type="float">
            <text:p>12.5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6" table:formula="of:=FLOOR(([.M8]+20)/3600)" office:value-type="float" office:value="6" calcext:value-type="float">
            <text:p>6</text:p>
          </table:table-cell>
          <table:table-cell table:style-name="ce96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7" calcext:value-type="float">
            <text:p>2007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9]*[.C9]" office:value-type="float" office:value="36" calcext:value-type="float">
            <text:p>36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9]-[.G9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9]*[.H9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9]-[.K9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9]/3600*[.F9]*[.B9]" office:value-type="float" office:value="1080" calcext:value-type="float">
            <text:p>108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9]*[.G9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400" calcext:value-type="float">
            <text:p>400</text:p>
          </table:table-cell>
          <table:table-cell table:style-name="ce93" table:formula="of:=[.R9]/[.O9]" office:value-type="float" office:value="25" calcext:value-type="float">
            <text:p>25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6" table:formula="of:=FLOOR(([.M9]+20)/3600)" office:value-type="float" office:value="6" calcext:value-type="float">
            <text:p>6</text:p>
          </table:table-cell>
          <table:table-cell table:style-name="ce96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8" calcext:value-type="float">
            <text:p>200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0]*[.C10]" office:value-type="float" office:value="36" calcext:value-type="float">
            <text:p>36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0]-[.G10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0]*[.H10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0]-[.K10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0]/3600*[.F10]*[.B10]" office:value-type="float" office:value="1080" calcext:value-type="float">
            <text:p>108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10]*[.G10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400" calcext:value-type="float">
            <text:p>400</text:p>
          </table:table-cell>
          <table:table-cell table:style-name="ce93" table:formula="of:=[.R10]/[.O10]" office:value-type="float" office:value="50" calcext:value-type="float">
            <text:p>5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6" table:formula="of:=FLOOR(([.M10]+20)/3600)" office:value-type="float" office:value="6" calcext:value-type="float">
            <text:p>6</text:p>
          </table:table-cell>
          <table:table-cell table:style-name="ce96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9" calcext:value-type="float">
            <text:p>2009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1]*[.C11]" office:value-type="float" office:value="36" calcext:value-type="float">
            <text:p>36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1]-[.G11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1]*[.H11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1]-[.K11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1]/3600*[.F11]*[.B11]" office:value-type="float" office:value="1080" calcext:value-type="float">
            <text:p>108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11]*[.G11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400" calcext:value-type="float">
            <text:p>400</text:p>
          </table:table-cell>
          <table:table-cell table:style-name="ce93" table:formula="of:=[.R11]/[.O11]" office:value-type="float" office:value="100" calcext:value-type="float">
            <text:p>10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6" table:formula="of:=FLOOR(([.M11]+20)/3600)" office:value-type="float" office:value="6" calcext:value-type="float">
            <text:p>6</text:p>
          </table:table-cell>
          <table:table-cell table:style-name="ce96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10" calcext:value-type="float">
            <text:p>201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2]*[.C12]" office:value-type="float" office:value="36" calcext:value-type="float">
            <text:p>36</text:p>
          </table:table-cell>
          <table:table-cell table:style-name="ce93" table:formula="of:=[.C12]*[.D1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2]-[.G1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2]*[.H1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2]-[.K12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2]/3600*[.F12]*[.B12]" office:value-type="float" office:value="1080" calcext:value-type="float">
            <text:p>108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12]*[.G12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2]/[.G12]" office:value-type="float" office:value="400" calcext:value-type="float">
            <text:p>400</text:p>
          </table:table-cell>
          <table:table-cell table:style-name="ce93" table:formula="of:=[.R12]/[.O12]" office:value-type="float" office:value="200" calcext:value-type="float">
            <text:p>20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2]*[.S1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6" table:formula="of:=FLOOR(([.M12]+20)/3600)" office:value-type="float" office:value="6" calcext:value-type="float">
            <text:p>6</text:p>
          </table:table-cell>
          <table:table-cell table:style-name="ce96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6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99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99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11" calcext:value-type="float">
            <text:p>201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3]*[.C13]" office:value-type="float" office:value="36" calcext:value-type="float">
            <text:p>36</text:p>
          </table:table-cell>
          <table:table-cell table:style-name="ce93" table:formula="of:=[.C13]*[.D1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3]-[.G1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3]*[.H1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3]-[.K13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3]/3600*[.F13]*[.B13]" office:value-type="float" office:value="1080" calcext:value-type="float">
            <text:p>108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13]*[.G13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3]/[.G13]" office:value-type="float" office:value="400" calcext:value-type="float">
            <text:p>400</text:p>
          </table:table-cell>
          <table:table-cell table:style-name="ce93" table:formula="of:=[.R13]/[.O13]" office:value-type="float" office:value="400" calcext:value-type="float">
            <text:p>40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3]*[.S1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6" table:formula="of:=FLOOR(([.M13]+20)/3600)" office:value-type="float" office:value="6" calcext:value-type="float">
            <text:p>6</text:p>
          </table:table-cell>
          <table:table-cell table:style-name="ce96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6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99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99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12960" calcext:value-type="float">
            <text:p>12960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88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</table:table-row>
        <table:table-row table:style-name="ro5">
          <table:table-cell table:style-name="ce87" office:value-type="float" office:value="3000" calcext:value-type="float">
            <text:p>3000</text:p>
          </table:table-cell>
          <table:table-cell table:style-name="ce89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2]*[.C2]" office:value-type="float" office:value="80" calcext:value-type="float">
            <text:p>80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2]-[.G2]" office:value-type="float" office:value="79" calcext:value-type="float">
            <text:p>79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2]*[.H2])" office:value-type="float" office:value="75" calcext:value-type="float">
            <text:p>75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2]-[.K2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2]/3600*[.F2]*[.B2]" office:value-type="float" office:value="160" calcext:value-type="float">
            <text:p>1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2]*[.G2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1" calcext:value-type="float">
            <text:p>1</text:p>
          </table:table-cell>
          <table:table-cell table:style-name="ce96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87" office:value-type="float" office:value="3001" calcext:value-type="float">
            <text:p>3001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3]*[.C3]" office:value-type="float" office:value="160" calcext:value-type="float">
            <text:p>160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E3]-[.G3]" office:value-type="float" office:value="158" calcext:value-type="float">
            <text:p>158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3]*[.H3])" office:value-type="float" office:value="150" calcext:value-type="float">
            <text:p>15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3]-[.K3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3]/3600*[.F3]*[.B3]" office:value-type="float" office:value="320" calcext:value-type="float">
            <text:p>3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3]*[.G3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200" calcext:value-type="float">
            <text:p>200</text:p>
          </table:table-cell>
          <table:table-cell table:style-name="ce93" table:formula="of:=[.R3]/[.O3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6" table:formula="of:=FLOOR(([.M3]+20)/3600)" office:value-type="float" office:value="1" calcext:value-type="float">
            <text:p>1</text:p>
          </table:table-cell>
          <table:table-cell table:style-name="ce96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87" office:value-type="float" office:value="3002" calcext:value-type="float">
            <text:p>3002</text:p>
          </table:table-cell>
          <table:table-cell table:style-name="ce89" office:value-type="float" office:value="32" calcext:value-type="float">
            <text:p>32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4]*[.C4]" office:value-type="float" office:value="320" calcext:value-type="float">
            <text:p>320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93" table:formula="of:=[.E4]-[.G4]" office:value-type="float" office:value="316" calcext:value-type="float">
            <text:p>316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4]*[.H4])" office:value-type="float" office:value="300" calcext:value-type="float">
            <text:p>3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4]-[.K4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4]/3600*[.F4]*[.B4]" office:value-type="float" office:value="640" calcext:value-type="float">
            <text:p>64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4]*[.G4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100" calcext:value-type="float">
            <text:p>100</text:p>
          </table:table-cell>
          <table:table-cell table:style-name="ce93" table:formula="of:=[.R4]/[.O4]" office:value-type="float" office:value="12.5" calcext:value-type="float">
            <text:p>12.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6" table:formula="of:=FLOOR(([.M4]+20)/3600)" office:value-type="float" office:value="1" calcext:value-type="float">
            <text:p>1</text:p>
          </table:table-cell>
          <table:table-cell table:style-name="ce96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87" office:value-type="float" office:value="3003" calcext:value-type="float">
            <text:p>3003</text:p>
          </table:table-cell>
          <table:table-cell table:style-name="ce89" office:value-type="float" office:value="64" calcext:value-type="float">
            <text:p>64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5]*[.C5]" office:value-type="float" office:value="640" calcext:value-type="float">
            <text:p>640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E5]-[.G5]" office:value-type="float" office:value="632" calcext:value-type="float">
            <text:p>632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5]*[.H5])" office:value-type="float" office:value="600" calcext:value-type="float">
            <text:p>6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5]-[.K5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5]/3600*[.F5]*[.B5]" office:value-type="float" office:value="1280" calcext:value-type="float">
            <text:p>128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5]*[.G5]" office:value-type="float" office:value="64" calcext:value-type="float">
            <text:p>6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50" calcext:value-type="float">
            <text:p>50</text:p>
          </table:table-cell>
          <table:table-cell table:style-name="ce93" table:formula="of:=[.R5]/[.O5]" office:value-type="float" office:value="6.25" calcext:value-type="float">
            <text:p>6.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6" table:formula="of:=FLOOR(([.M5]+20)/3600)" office:value-type="float" office:value="1" calcext:value-type="float">
            <text:p>1</text:p>
          </table:table-cell>
          <table:table-cell table:style-name="ce96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87" office:value-type="float" office:value="3004" calcext:value-type="float">
            <text:p>3004</text:p>
          </table:table-cell>
          <table:table-cell table:style-name="ce89" office:value-type="float" office:value="128" calcext:value-type="float">
            <text:p>12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6]*[.C6]" office:value-type="float" office:value="1280" calcext:value-type="float">
            <text:p>1280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7" office:value-type="float" office:value="16" calcext:value-type="float">
            <text:p>16</text:p>
          </table:table-cell>
          <table:table-cell table:style-name="ce93" table:formula="of:=[.E6]-[.G6]" office:value-type="float" office:value="1264" calcext:value-type="float">
            <text:p>126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6]*[.H6])" office:value-type="float" office:value="1200" calcext:value-type="float">
            <text:p>12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6]-[.K6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6]/3600*[.F6]*[.B6]" office:value-type="float" office:value="2560" calcext:value-type="float">
            <text:p>25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6]*[.G6]" office:value-type="float" office:value="128" calcext:value-type="float">
            <text:p>12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25" calcext:value-type="float">
            <text:p>25</text:p>
          </table:table-cell>
          <table:table-cell table:style-name="ce93" table:formula="of:=[.R6]/[.O6]" office:value-type="float" office:value="3.125" calcext:value-type="float">
            <text:p>3.1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6" table:formula="of:=FLOOR(([.M6]+20)/3600)" office:value-type="float" office:value="1" calcext:value-type="float">
            <text:p>1</text:p>
          </table:table-cell>
          <table:table-cell table:style-name="ce96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87" office:value-type="float" office:value="3005" calcext:value-type="float">
            <text:p>3005</text:p>
          </table:table-cell>
          <table:table-cell table:style-name="ce89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7]*[.C7]" office:value-type="float" office:value="80" calcext:value-type="float">
            <text:p>80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7]-[.G7]" office:value-type="float" office:value="79" calcext:value-type="float">
            <text:p>79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7]*[.H7])" office:value-type="float" office:value="75" calcext:value-type="float">
            <text:p>75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7]-[.K7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7]/3600*[.F7]*[.B7]" office:value-type="float" office:value="160" calcext:value-type="float">
            <text:p>1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7]*[.G7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1" calcext:value-type="float">
            <text:p>1</text:p>
          </table:table-cell>
          <table:table-cell table:style-name="ce96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87" office:value-type="float" office:value="3006" calcext:value-type="float">
            <text:p>3006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8]*[.C8]" office:value-type="float" office:value="160" calcext:value-type="float">
            <text:p>160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E8]-[.G8]" office:value-type="float" office:value="158" calcext:value-type="float">
            <text:p>158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8]*[.H8])" office:value-type="float" office:value="150" calcext:value-type="float">
            <text:p>15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8]-[.K8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8]/3600*[.F8]*[.B8]" office:value-type="float" office:value="320" calcext:value-type="float">
            <text:p>3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8]*[.G8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200" calcext:value-type="float">
            <text:p>200</text:p>
          </table:table-cell>
          <table:table-cell table:style-name="ce93" table:formula="of:=[.R8]/[.O8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6" table:formula="of:=FLOOR(([.M8]+20)/3600)" office:value-type="float" office:value="1" calcext:value-type="float">
            <text:p>1</text:p>
          </table:table-cell>
          <table:table-cell table:style-name="ce96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87" office:value-type="float" office:value="3007" calcext:value-type="float">
            <text:p>3007</text:p>
          </table:table-cell>
          <table:table-cell table:style-name="ce89" office:value-type="float" office:value="32" calcext:value-type="float">
            <text:p>32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9]*[.C9]" office:value-type="float" office:value="320" calcext:value-type="float">
            <text:p>320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93" table:formula="of:=[.E9]-[.G9]" office:value-type="float" office:value="316" calcext:value-type="float">
            <text:p>316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9]*[.H9])" office:value-type="float" office:value="300" calcext:value-type="float">
            <text:p>3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9]-[.K9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9]/3600*[.F9]*[.B9]" office:value-type="float" office:value="640" calcext:value-type="float">
            <text:p>64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9]*[.G9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100" calcext:value-type="float">
            <text:p>100</text:p>
          </table:table-cell>
          <table:table-cell table:style-name="ce93" table:formula="of:=[.R9]/[.O9]" office:value-type="float" office:value="12.5" calcext:value-type="float">
            <text:p>12.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6" table:formula="of:=FLOOR(([.M9]+20)/3600)" office:value-type="float" office:value="1" calcext:value-type="float">
            <text:p>1</text:p>
          </table:table-cell>
          <table:table-cell table:style-name="ce96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87" office:value-type="float" office:value="3008" calcext:value-type="float">
            <text:p>3008</text:p>
          </table:table-cell>
          <table:table-cell table:style-name="ce89" office:value-type="float" office:value="64" calcext:value-type="float">
            <text:p>64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10]*[.C10]" office:value-type="float" office:value="640" calcext:value-type="float">
            <text:p>640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E10]-[.G10]" office:value-type="float" office:value="632" calcext:value-type="float">
            <text:p>632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10]*[.H10])" office:value-type="float" office:value="600" calcext:value-type="float">
            <text:p>6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10]-[.K10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10]/3600*[.F10]*[.B10]" office:value-type="float" office:value="1280" calcext:value-type="float">
            <text:p>128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10]*[.G10]" office:value-type="float" office:value="64" calcext:value-type="float">
            <text:p>6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50" calcext:value-type="float">
            <text:p>50</text:p>
          </table:table-cell>
          <table:table-cell table:style-name="ce93" table:formula="of:=[.R10]/[.O10]" office:value-type="float" office:value="6.25" calcext:value-type="float">
            <text:p>6.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6" table:formula="of:=FLOOR(([.M10]+20)/3600)" office:value-type="float" office:value="1" calcext:value-type="float">
            <text:p>1</text:p>
          </table:table-cell>
          <table:table-cell table:style-name="ce96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87" office:value-type="float" office:value="3009" calcext:value-type="float">
            <text:p>3009</text:p>
          </table:table-cell>
          <table:table-cell table:style-name="ce89" office:value-type="float" office:value="128" calcext:value-type="float">
            <text:p>12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11]*[.C11]" office:value-type="float" office:value="1280" calcext:value-type="float">
            <text:p>1280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7" office:value-type="float" office:value="16" calcext:value-type="float">
            <text:p>16</text:p>
          </table:table-cell>
          <table:table-cell table:style-name="ce93" table:formula="of:=[.E11]-[.G11]" office:value-type="float" office:value="1264" calcext:value-type="float">
            <text:p>126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11]*[.H11])" office:value-type="float" office:value="1200" calcext:value-type="float">
            <text:p>12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11]-[.K11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11]/3600*[.F11]*[.B11]" office:value-type="float" office:value="2560" calcext:value-type="float">
            <text:p>25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11]*[.G11]" office:value-type="float" office:value="128" calcext:value-type="float">
            <text:p>12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25" calcext:value-type="float">
            <text:p>25</text:p>
          </table:table-cell>
          <table:table-cell table:style-name="ce93" table:formula="of:=[.R11]/[.O11]" office:value-type="float" office:value="3.125" calcext:value-type="float">
            <text:p>3.1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6" table:formula="of:=FLOOR(([.M11]+20)/3600)" office:value-type="float" office:value="1" calcext:value-type="float">
            <text:p>1</text:p>
          </table:table-cell>
          <table:table-cell table:style-name="ce96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9920" calcext:value-type="float">
            <text:p>9920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88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2">
          <table:table-cell table:style-name="ce87" office:value-type="float" office:value="4000" calcext:value-type="float">
            <text:p>400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2]*[.C2]" office:value-type="float" office:value="36" calcext:value-type="float">
            <text:p>36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2]-[.G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2]*[.H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2]-[.K2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2]/3600*[.F2]*[.B2]" office:value-type="float" office:value="1078.5" calcext:value-type="float">
            <text:p>1078.5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2]*[.G2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12.5" calcext:value-type="float">
            <text:p>12.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5" calcext:value-type="float">
            <text:p>5</text:p>
          </table:table-cell>
          <table:table-cell table:style-name="ce96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1" calcext:value-type="float">
            <text:p>400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3]*[.C3]" office:value-type="float" office:value="36" calcext:value-type="float">
            <text:p>36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3]-[.G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3]*[.H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3]/3600*[.F3]*[.B3]" office:value-type="float" office:value="1078.5" calcext:value-type="float">
            <text:p>1078.5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3]*[.G3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400" calcext:value-type="float">
            <text:p>400</text:p>
          </table:table-cell>
          <table:table-cell table:style-name="ce93" table:formula="of:=[.R3]/[.O3]" office:value-type="float" office:value="25" calcext:value-type="float">
            <text:p>2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6" table:formula="of:=FLOOR(([.M3]+20)/3600)" office:value-type="float" office:value="5" calcext:value-type="float">
            <text:p>5</text:p>
          </table:table-cell>
          <table:table-cell table:style-name="ce96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2" calcext:value-type="float">
            <text:p>4002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4]*[.C4]" office:value-type="float" office:value="36" calcext:value-type="float">
            <text:p>36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4]-[.G4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4]*[.H4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4]/3600*[.F4]*[.B4]" office:value-type="float" office:value="1078.5" calcext:value-type="float">
            <text:p>1078.5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4]*[.G4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400" calcext:value-type="float">
            <text:p>400</text:p>
          </table:table-cell>
          <table:table-cell table:style-name="ce93" table:formula="of:=[.R4]/[.O4]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6" table:formula="of:=FLOOR(([.M4]+20)/3600)" office:value-type="float" office:value="5" calcext:value-type="float">
            <text:p>5</text:p>
          </table:table-cell>
          <table:table-cell table:style-name="ce96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3" calcext:value-type="float">
            <text:p>400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5]*[.C5]" office:value-type="float" office:value="36" calcext:value-type="float">
            <text:p>36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5]-[.G5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5]*[.H5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5]/3600*[.F5]*[.B5]" office:value-type="float" office:value="1078.5" calcext:value-type="float">
            <text:p>1078.5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5]*[.G5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400" calcext:value-type="float">
            <text:p>400</text:p>
          </table:table-cell>
          <table:table-cell table:style-name="ce93" table:formula="of:=[.R5]/[.O5]" office:value-type="float" office:value="100" calcext:value-type="float">
            <text:p>1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6" table:formula="of:=FLOOR(([.M5]+20)/3600)" office:value-type="float" office:value="5" calcext:value-type="float">
            <text:p>5</text:p>
          </table:table-cell>
          <table:table-cell table:style-name="ce96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4" calcext:value-type="float">
            <text:p>4004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6]*[.C6]" office:value-type="float" office:value="36" calcext:value-type="float">
            <text:p>36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6]-[.G6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6]*[.H6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6]/3600*[.F6]*[.B6]" office:value-type="float" office:value="1078.5" calcext:value-type="float">
            <text:p>1078.5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6]*[.G6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400" calcext:value-type="float">
            <text:p>400</text:p>
          </table:table-cell>
          <table:table-cell table:style-name="ce93" table:formula="of:=[.R6]/[.O6]" office:value-type="float" office:value="200" calcext:value-type="float">
            <text:p>2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6" table:formula="of:=FLOOR(([.M6]+20)/3600)" office:value-type="float" office:value="5" calcext:value-type="float">
            <text:p>5</text:p>
          </table:table-cell>
          <table:table-cell table:style-name="ce96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5" calcext:value-type="float">
            <text:p>4005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7]*[.C7]" office:value-type="float" office:value="36" calcext:value-type="float">
            <text:p>36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7]-[.G7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7]*[.H7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7]/3600*[.F7]*[.B7]" office:value-type="float" office:value="1078.5" calcext:value-type="float">
            <text:p>1078.5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7]*[.G7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400" calcext:value-type="float">
            <text:p>4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5" calcext:value-type="float">
            <text:p>5</text:p>
          </table:table-cell>
          <table:table-cell table:style-name="ce96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6" calcext:value-type="float">
            <text:p>400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8]*[.C8]" office:value-type="float" office:value="36" calcext:value-type="float">
            <text:p>36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8]-[.G8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8]*[.H8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8]/3600*[.F8]*[.B8]" office:value-type="float" office:value="1078.5" calcext:value-type="float">
            <text:p>1078.5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8]*[.G8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400" calcext:value-type="float">
            <text:p>400</text:p>
          </table:table-cell>
          <table:table-cell table:style-name="ce93" table:formula="of:=[.R8]/[.O8]" office:value-type="float" office:value="12.5" calcext:value-type="float">
            <text:p>12.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6" table:formula="of:=FLOOR(([.M8]+20)/3600)" office:value-type="float" office:value="5" calcext:value-type="float">
            <text:p>5</text:p>
          </table:table-cell>
          <table:table-cell table:style-name="ce96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7" calcext:value-type="float">
            <text:p>4007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9]*[.C9]" office:value-type="float" office:value="36" calcext:value-type="float">
            <text:p>36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9]-[.G9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9]*[.H9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9]-[.K9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9]/3600*[.F9]*[.B9]" office:value-type="float" office:value="1078.5" calcext:value-type="float">
            <text:p>1078.5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9]*[.G9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400" calcext:value-type="float">
            <text:p>400</text:p>
          </table:table-cell>
          <table:table-cell table:style-name="ce93" table:formula="of:=[.R9]/[.O9]" office:value-type="float" office:value="25" calcext:value-type="float">
            <text:p>2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6" table:formula="of:=FLOOR(([.M9]+20)/3600)" office:value-type="float" office:value="5" calcext:value-type="float">
            <text:p>5</text:p>
          </table:table-cell>
          <table:table-cell table:style-name="ce96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8" calcext:value-type="float">
            <text:p>400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0]*[.C10]" office:value-type="float" office:value="36" calcext:value-type="float">
            <text:p>36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0]-[.G10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0]*[.H10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0]-[.K10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0]/3600*[.F10]*[.B10]" office:value-type="float" office:value="1078.5" calcext:value-type="float">
            <text:p>1078.5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10]*[.G10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400" calcext:value-type="float">
            <text:p>400</text:p>
          </table:table-cell>
          <table:table-cell table:style-name="ce93" table:formula="of:=[.R10]/[.O10]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6" table:formula="of:=FLOOR(([.M10]+20)/3600)" office:value-type="float" office:value="5" calcext:value-type="float">
            <text:p>5</text:p>
          </table:table-cell>
          <table:table-cell table:style-name="ce96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9" calcext:value-type="float">
            <text:p>4009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1]*[.C11]" office:value-type="float" office:value="36" calcext:value-type="float">
            <text:p>36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1]-[.G11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1]*[.H11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1]-[.K11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1]/3600*[.F11]*[.B11]" office:value-type="float" office:value="1078.5" calcext:value-type="float">
            <text:p>1078.5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11]*[.G11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400" calcext:value-type="float">
            <text:p>400</text:p>
          </table:table-cell>
          <table:table-cell table:style-name="ce93" table:formula="of:=[.R11]/[.O11]" office:value-type="float" office:value="100" calcext:value-type="float">
            <text:p>1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6" table:formula="of:=FLOOR(([.M11]+20)/3600)" office:value-type="float" office:value="5" calcext:value-type="float">
            <text:p>5</text:p>
          </table:table-cell>
          <table:table-cell table:style-name="ce96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10" calcext:value-type="float">
            <text:p>401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2]*[.C12]" office:value-type="float" office:value="36" calcext:value-type="float">
            <text:p>36</text:p>
          </table:table-cell>
          <table:table-cell table:style-name="ce93" table:formula="of:=[.C12]*[.D1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2]-[.G1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2]*[.H1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2]-[.K12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2]/3600*[.F12]*[.B12]" office:value-type="float" office:value="1078.5" calcext:value-type="float">
            <text:p>1078.5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12]*[.G12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2]/[.G12]" office:value-type="float" office:value="400" calcext:value-type="float">
            <text:p>400</text:p>
          </table:table-cell>
          <table:table-cell table:style-name="ce93" table:formula="of:=[.R12]/[.O12]" office:value-type="float" office:value="200" calcext:value-type="float">
            <text:p>2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2]*[.S1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6" table:formula="of:=FLOOR(([.M12]+20)/3600)" office:value-type="float" office:value="5" calcext:value-type="float">
            <text:p>5</text:p>
          </table:table-cell>
          <table:table-cell table:style-name="ce96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96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99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99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11" calcext:value-type="float">
            <text:p>401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3]*[.C13]" office:value-type="float" office:value="36" calcext:value-type="float">
            <text:p>36</text:p>
          </table:table-cell>
          <table:table-cell table:style-name="ce93" table:formula="of:=[.C13]*[.D1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3]-[.G1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3]*[.H1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3]-[.K13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3]/3600*[.F13]*[.B13]" office:value-type="float" office:value="1078.5" calcext:value-type="float">
            <text:p>1078.5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13]*[.G13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3]/[.G13]" office:value-type="float" office:value="400" calcext:value-type="float">
            <text:p>400</text:p>
          </table:table-cell>
          <table:table-cell table:style-name="ce93" table:formula="of:=[.R13]/[.O13]" office:value-type="float" office:value="400" calcext:value-type="float">
            <text:p>4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3]*[.S1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6" table:formula="of:=FLOOR(([.M13]+20)/3600)" office:value-type="float" office:value="5" calcext:value-type="float">
            <text:p>5</text:p>
          </table:table-cell>
          <table:table-cell table:style-name="ce96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96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99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99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12942" calcext:value-type="float">
            <text:p>12942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88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No phase diversification?</text:p>
          </table:table-cell>
          <table:table-cell table:style-name="ce86" office:value-type="string" calcext:value-type="string">
            <text:p>Jitter job priorities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2" table:visibility="collapse">
          <table:table-cell table:style-name="ce87" office:value-type="float" office:value="5000" calcext:value-type="float">
            <text:p>5000</text:p>
          </table:table-cell>
          <table:table-cell table:style-name="ce89" office:value-type="float" office:value="21" calcext:value-type="float">
            <text:p>21</text:p>
          </table:table-cell>
          <table:table-cell table:style-name="ce89" office:value-type="float" office:value="20" calcext:value-type="float">
            <text:p>20</text:p>
          </table:table-cell>
          <table:table-cell table:style-name="ce95" office:value-type="float" office:value="1" calcext:value-type="float">
            <text:p>1</text:p>
          </table:table-cell>
          <table:table-cell table:style-name="ce93" table:formula="of:=[.B2]*[.C2]" office:value-type="float" office:value="420" calcext:value-type="float">
            <text:p>420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E2]-[.G2]" office:value-type="float" office:value="410" calcext:value-type="float">
            <text:p>410</text:p>
          </table:table-cell>
          <table:table-cell table:style-name="ce106" office:value-type="float" office:value="0.975" calcext:value-type="float">
            <text:p>0.975</text:p>
          </table:table-cell>
          <table:table-cell table:style-name="ce103" table:formula="of:=ROUND([.I2]*[.H2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2]-[.K2]" office:value-type="float" office:value="0" calcext:value-type="float">
            <text:p>0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2]/3600*[.F2]*[.B2]" office:value-type="float" office:value="2516.5" calcext:value-type="float">
            <text:p>2516.5</text:p>
          </table:table-cell>
          <table:table-cell table:style-name="ce89" office:value-type="float" office:value="40" calcext:value-type="float">
            <text:p>40</text:p>
          </table:table-cell>
          <table:table-cell table:style-name="ce93" table:formula="of:=[.O2]*[.G2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" calcext:value-type="float">
            <text:p>40</text:p>
          </table:table-cell>
          <table:table-cell table:style-name="ce93" table:formula="of:=[.R2]/[.O2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96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96" table:formula="of:=FLOOR(([.M2]+20)/3600)" office:value-type="float" office:value="5" calcext:value-type="float">
            <text:p>5</text:p>
          </table:table-cell>
          <table:table-cell table:style-name="ce96" table:formula="of:=IF(FLOOR((([.M2]+20)-[.AI2]*3600)/60)&lt;10;CONCATENATE(&quot;0&quot;;FLOOR((([.M2]+20)-[.AI2]*3600)/60));FLOOR((([.M2]+20)-[.AI2]*3600)/60))" office:value-type="float" office:value="59" calcext:value-type="float">
            <text:p>59</text:p>
          </table:table-cell>
          <table:table-cell table:style-name="ce96" table:formula="of:=IF(FLOOR((([.M2]+20)-[.AI2]*3600-[.AJ2]*60))&lt;10;CONCATENATE(&quot;0&quot;;FLOOR((([.M2]+20)-[.AI2]*3600-[.AJ2]*60)));FLOOR((([.M2]+20)-[.AI2]*3600-[.AJ2]*60)))" office:value-type="float" office:value="50" calcext:value-type="float">
            <text:p>50</text:p>
          </table:table-cell>
          <table:table-cell table:style-name="ce99" table:formula="of:=CONCATENATE([.AH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0 -c=10 -l=0.975 -t=1 -T=21570 -lbc=40 -time-per-instance=0 -cpuh-per-instance=0 -derandomize -ba=8 -g=5 -md=0 -p=5 -s=1 -v=5 -warmup" calcext:value-type="string">
            <text:p>scenarios/scenario_all_c10 -c=10 -l=0.975 -t=1 -T=21570 -lbc=40 -time-per-instance=0 -cpuh-per-instance=0 -derandomize -ba=8 -g=5 -md=0 -p=5 -s=1 -v=5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mallob_logs/mallob_id5000_21x20x1_21590s&#10;echo logging into mallob_logs/mallob_id5000_21x20x1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mallob_logs/mallob_id5000_21x20x1_21590s</text:p>
            <text:p>echo logging into 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</text:p>
            <text:p>echo finished</text:p>
          </table:table-cell>
          <table:table-cell table:style-name="ce101"/>
        </table:table-row>
        <table:table-row table:style-name="ro2" table:visibility="collapse">
          <table:table-cell table:style-name="ce87" office:value-type="float" office:value="5001" calcext:value-type="float">
            <text:p>5001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3]*[.C3]" office:value-type="float" office:value="450" calcext:value-type="float">
            <text:p>450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3]-[.G3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3]*[.H3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3]/3600*[.F3]*[.B3]" office:value-type="float" office:value="5392.5" calcext:value-type="float">
            <text:p>5392.5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3]*[.G3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20" calcext:value-type="float">
            <text:p>20</text:p>
          </table:table-cell>
          <table:table-cell table:style-name="ce93" table:formula="of:=[.R3]/[.O3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96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96" table:formula="of:=FLOOR(([.M3]+20)/3600)" office:value-type="float" office:value="5" calcext:value-type="float">
            <text:p>5</text:p>
          </table:table-cell>
          <table:table-cell table:style-name="ce96" table:formula="of:=IF(FLOOR((([.M3]+20)-[.AI3]*3600)/60)&lt;10;CONCATENATE(&quot;0&quot;;FLOOR((([.M3]+20)-[.AI3]*3600)/60));FLOOR((([.M3]+20)-[.AI3]*3600)/60))" office:value-type="float" office:value="59" calcext:value-type="float">
            <text:p>59</text:p>
          </table:table-cell>
          <table:table-cell table:style-name="ce96" table:formula="of:=IF(FLOOR((([.M3]+20)-[.AI3]*3600-[.AJ3]*60))&lt;10;CONCATENATE(&quot;0&quot;;FLOOR((([.M3]+20)-[.AI3]*3600-[.AJ3]*60)));FLOOR((([.M3]+20)-[.AI3]*3600-[.AJ3]*60)))" office:value-type="float" office:value="50" calcext:value-type="float">
            <text:p>50</text:p>
          </table:table-cell>
          <table:table-cell table:style-name="ce99" table:formula="of:=CONCATENATE([.AH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20 -c=20 -l=0.930 -t=1 -T=21570 -lbc=20 -time-per-instance=0 -cpuh-per-instance=0 -derandomize -ba=8 -g=5 -md=0 -p=5 -s=1 -v=5 -warmup" calcext:value-type="string">
            <text:p>scenarios/scenario_all_c20 -c=20 -l=0.930 -t=1 -T=21570 -lbc=20 -time-per-instance=0 -cpuh-per-instance=0 -derandomize -ba=8 -g=5 -md=0 -p=5 -s=1 -v=5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mallob_logs/mallob_id5001_45x10x2_21590s&#10;echo logging into mallob_logs/mallob_id5001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mallob_logs/mallob_id5001_45x10x2_21590s</text:p>
            <text:p>echo logging into 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</text:p>
            <text:p>echo finished</text:p>
          </table:table-cell>
          <table:table-cell table:style-name="ce101"/>
        </table:table-row>
        <table:table-row table:style-name="ro2" table:visibility="collapse">
          <table:table-cell table:style-name="ce87" office:value-type="float" office:value="5002" calcext:value-type="float">
            <text:p>5002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4]*[.C4]" office:value-type="float" office:value="450" calcext:value-type="float">
            <text:p>450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4]-[.G4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4]*[.H4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4]/3600*[.F4]*[.B4]" office:value-type="float" office:value="5392.5" calcext:value-type="float">
            <text:p>5392.5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4]*[.G4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20" calcext:value-type="float">
            <text:p>20</text:p>
          </table:table-cell>
          <table:table-cell table:style-name="ce93" table:formula="of:=[.R4]/[.O4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6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96" table:formula="of:=FLOOR(([.M4]+20)/3600)" office:value-type="float" office:value="5" calcext:value-type="float">
            <text:p>5</text:p>
          </table:table-cell>
          <table:table-cell table:style-name="ce96" table:formula="of:=IF(FLOOR((([.M4]+20)-[.AI4]*3600)/60)&lt;10;CONCATENATE(&quot;0&quot;;FLOOR((([.M4]+20)-[.AI4]*3600)/60));FLOOR((([.M4]+20)-[.AI4]*3600)/60))" office:value-type="float" office:value="59" calcext:value-type="float">
            <text:p>59</text:p>
          </table:table-cell>
          <table:table-cell table:style-name="ce96" table:formula="of:=IF(FLOOR((([.M4]+20)-[.AI4]*3600-[.AJ4]*60))&lt;10;CONCATENATE(&quot;0&quot;;FLOOR((([.M4]+20)-[.AI4]*3600-[.AJ4]*60)));FLOOR((([.M4]+20)-[.AI4]*3600-[.AJ4]*60)))" office:value-type="float" office:value="50" calcext:value-type="float">
            <text:p>50</text:p>
          </table:table-cell>
          <table:table-cell table:style-name="ce99" table:formula="of:=CONCATENATE([.AH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20 -c=20 -l=0.930 -t=1 -T=21570 -lbc=20 -time-per-instance=0 -cpuh-per-instance=0 -derandomize -ba=8 -g=5 -md=0 -p=5 -s=1 -v=5 -warmup -nophase" calcext:value-type="string">
            <text:p>scenarios/scenario_all_c20 -c=20 -l=0.930 -t=1 -T=21570 -lbc=20 -time-per-instance=0 -cpuh-per-instance=0 -derandomize -ba=8 -g=5 -md=0 -p=5 -s=1 -v=5 -warmup -nophase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mallob_logs/mallob_id5002_45x10x2_21590s&#10;echo logging into mallob_logs/mallob_id5002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mallob_logs/mallob_id5002_45x10x2_21590s</text:p>
            <text:p>echo logging into 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</text:p>
            <text:p>echo finished</text:p>
          </table:table-cell>
          <table:table-cell table:style-name="ce101"/>
        </table:table-row>
        <table:table-row table:style-name="ro2" table:visibility="collapse">
          <table:table-cell table:style-name="ce87" office:value-type="float" office:value="5003" calcext:value-type="float">
            <text:p>5003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5]*[.C5]" office:value-type="float" office:value="450" calcext:value-type="float">
            <text:p>450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5]-[.G5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5]*[.H5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5]/3600*[.F5]*[.B5]" office:value-type="float" office:value="5392.5" calcext:value-type="float">
            <text:p>5392.5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5]*[.G5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20" calcext:value-type="float">
            <text:p>20</text:p>
          </table:table-cell>
          <table:table-cell table:style-name="ce93" table:formula="of:=[.R5]/[.O5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96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96" table:formula="of:=FLOOR(([.M5]+20)/3600)" office:value-type="float" office:value="5" calcext:value-type="float">
            <text:p>5</text:p>
          </table:table-cell>
          <table:table-cell table:style-name="ce96" table:formula="of:=IF(FLOOR((([.M5]+20)-[.AI5]*3600)/60)&lt;10;CONCATENATE(&quot;0&quot;;FLOOR((([.M5]+20)-[.AI5]*3600)/60));FLOOR((([.M5]+20)-[.AI5]*3600)/60))" office:value-type="float" office:value="59" calcext:value-type="float">
            <text:p>59</text:p>
          </table:table-cell>
          <table:table-cell table:style-name="ce96" table:formula="of:=IF(FLOOR((([.M5]+20)-[.AI5]*3600-[.AJ5]*60))&lt;10;CONCATENATE(&quot;0&quot;;FLOOR((([.M5]+20)-[.AI5]*3600-[.AJ5]*60)));FLOOR((([.M5]+20)-[.AI5]*3600-[.AJ5]*60)))" office:value-type="float" office:value="50" calcext:value-type="float">
            <text:p>50</text:p>
          </table:table-cell>
          <table:table-cell table:style-name="ce99" table:formula="of:=CONCATENATE([.AH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20 -c=20 -l=0.930 -t=1 -T=21570 -lbc=20 -time-per-instance=0 -cpuh-per-instance=0 -derandomize -ba=8 -g=0 -md=0 -p=5 -s=1 -v=5 -warmup" calcext:value-type="string">
            <text:p>scenarios/scenario_all_c20 -c=20 -l=0.930 -t=1 -T=21570 -lbc=20 -time-per-instance=0 -cpuh-per-instance=0 -derandomize -ba=8 -g=0 -md=0 -p=5 -s=1 -v=5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mallob_logs/mallob_id5003_45x10x2_21590s&#10;echo logging into mallob_logs/mallob_id5003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mallob_logs/mallob_id5003_45x10x2_21590s</text:p>
            <text:p>echo logging into 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5004" calcext:value-type="float">
            <text:p>5004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6]*[.C6]" office:value-type="float" office:value="450" calcext:value-type="float">
            <text:p>450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6]-[.G6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6]*[.H6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107" office:value-type="float" office:value="7200" calcext:value-type="float">
            <text:p>7200</text:p>
          </table:table-cell>
          <table:table-cell table:style-name="ce93" table:formula="of:=[.M6]/3600*[.F6]*[.B6]" office:value-type="float" office:value="1800" calcext:value-type="float">
            <text:p>180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6]*[.G6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20" calcext:value-type="float">
            <text:p>20</text:p>
          </table:table-cell>
          <table:table-cell table:style-name="ce93" table:formula="of:=[.R6]/[.O6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6" table:formula="of:=CONCATENATE(&quot;scenarios/scenario_all_c&quot;;[.G6])" office:value-type="string" office:string-value="scenarios/scenario_all_c20" calcext:value-type="string">
            <text:p>scenarios/scenario_all_c20</text:p>
          </table:table-cell>
          <table:table-cell table:style-name="ce96" table:formula="of:=FLOOR(([.M6]+20)/3600)" office:value-type="float" office:value="2" calcext:value-type="float">
            <text:p>2</text:p>
          </table:table-cell>
          <table:table-cell table:style-name="ce96" table:formula="of:=IF(FLOOR((([.M6]+20)-[.AI6]*3600)/60)&lt;10;CONCATENATE(&quot;0&quot;;FLOOR((([.M6]+20)-[.AI6]*3600)/60));FLOOR((([.M6]+20)-[.AI6]*3600)/60))" office:value-type="string" office:string-value="00" calcext:value-type="string">
            <text:p>00</text:p>
          </table:table-cell>
          <table:table-cell table:style-name="ce96" table:formula="of:=IF(FLOOR((([.M6]+20)-[.AI6]*3600-[.AJ6]*60))&lt;10;CONCATENATE(&quot;0&quot;;FLOOR((([.M6]+20)-[.AI6]*3600-[.AJ6]*60)));FLOOR((([.M6]+20)-[.AI6]*3600-[.AJ6]*60)))" office:value-type="float" office:value="20" calcext:value-type="float">
            <text:p>20</text:p>
          </table:table-cell>
          <table:table-cell table:style-name="ce99" table:formula="of:=CONCATENATE([.AH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;IF([.AF6]=1;&quot; -nophase&quot;;&quot;&quot;);IF([.AG6]=1;&quot; -jjp&quot;;&quot;&quot;))" office:value-type="string" office:string-value="scenarios/scenario_all_c20 -c=20 -l=0.930 -t=1 -T=7200 -lbc=20 -time-per-instance=0 -cpuh-per-instance=0 -derandomize -ba=8 -g=0 -md=0 -p=5 -s=1 -v=5 -warmup" calcext:value-type="string">
            <text:p>scenarios/scenario_all_c20 -c=20 -l=0.930 -t=1 -T=7200 -lbc=20 -time-per-instance=0 -cpuh-per-instance=0 -derandomize -ba=8 -g=0 -md=0 -p=5 -s=1 -v=5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5004_45x10x2_7220s" calcext:value-type="string">
            <text:p>mallob_id5004_45x10x2_72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M6];&quot;_log&quot;;CHAR(10);&quot;#SBATCH --error=&quot;;[.AM6];&quot;_err&quot;;CHAR(10);&quot;#SBATCH --job-name=&quot;;[.AM6];CHAR(10);&quot;#SBATCH --partition=normal&quot;;CHAR(10);&quot;#SBATCH --time=&quot;;[.AI6];&quot;:&quot;;[.AJ6];&quot;:&quot;;[.AK6];CHAR(10);&quot;mkdir -p mallob_logs/&quot;;[.AM6];CHAR(10);&quot;echo logging into mallob_logs/&quot;;[.AM6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6];&quot; -log=mallob_logs/&quot;;[.AM6];CHAR(10);&quot;echo finished&quot;)" office:value-type="string" office:string-value="#!/bin/bash&#10;#SBATCH --nodes=45&#10;#SBATCH --ntasks=450&#10;#SBATCH --cpus-per-task=2&#10;#SBATCH --output=mallob_id5004_45x10x2_7220s_log&#10;#SBATCH --error=mallob_id5004_45x10x2_7220s_err&#10;#SBATCH --job-name=mallob_id5004_45x10x2_7220s&#10;#SBATCH --partition=normal&#10;#SBATCH --time=2:00:20&#10;mkdir -p mallob_logs/mallob_id5004_45x10x2_7220s&#10;echo logging into mallob_logs/mallob_id5004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4_45x10x2_7220s_log</text:p>
            <text:p>#SBATCH --error=mallob_id5004_45x10x2_7220s_err</text:p>
            <text:p>#SBATCH --job-name=mallob_id5004_45x10x2_7220s</text:p>
            <text:p>#SBATCH --partition=normal</text:p>
            <text:p>#SBATCH --time=2:00:20</text:p>
            <text:p>mkdir -p mallob_logs/mallob_id5004_45x10x2_7220s</text:p>
            <text:p>echo logging into mallob_logs/mallob_id5004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5005" calcext:value-type="float">
            <text:p>5005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7]*[.C7]" office:value-type="float" office:value="450" calcext:value-type="float">
            <text:p>450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7]-[.G7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7]*[.H7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107" office:value-type="float" office:value="7200" calcext:value-type="float">
            <text:p>7200</text:p>
          </table:table-cell>
          <table:table-cell table:style-name="ce93" table:formula="of:=[.M7]/3600*[.F7]*[.B7]" office:value-type="float" office:value="1800" calcext:value-type="float">
            <text:p>180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O7]*[.G7]" office:value-type="float" office:value="200" calcext:value-type="float">
            <text:p>2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20" calcext:value-type="float">
            <text:p>20</text:p>
          </table:table-cell>
          <table:table-cell table:style-name="ce93" table:formula="of:=[.R7]/[.O7]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6" table:formula="of:=CONCATENATE(&quot;scenarios/scenario_all_c&quot;;[.G7])" office:value-type="string" office:string-value="scenarios/scenario_all_c20" calcext:value-type="string">
            <text:p>scenarios/scenario_all_c20</text:p>
          </table:table-cell>
          <table:table-cell table:style-name="ce96" table:formula="of:=FLOOR(([.M7]+20)/3600)" office:value-type="float" office:value="2" calcext:value-type="float">
            <text:p>2</text:p>
          </table:table-cell>
          <table:table-cell table:style-name="ce96" table:formula="of:=IF(FLOOR((([.M7]+20)-[.AI7]*3600)/60)&lt;10;CONCATENATE(&quot;0&quot;;FLOOR((([.M7]+20)-[.AI7]*3600)/60));FLOOR((([.M7]+20)-[.AI7]*3600)/60))" office:value-type="string" office:string-value="00" calcext:value-type="string">
            <text:p>00</text:p>
          </table:table-cell>
          <table:table-cell table:style-name="ce96" table:formula="of:=IF(FLOOR((([.M7]+20)-[.AI7]*3600-[.AJ7]*60))&lt;10;CONCATENATE(&quot;0&quot;;FLOOR((([.M7]+20)-[.AI7]*3600-[.AJ7]*60)));FLOOR((([.M7]+20)-[.AI7]*3600-[.AJ7]*60)))" office:value-type="float" office:value="20" calcext:value-type="float">
            <text:p>20</text:p>
          </table:table-cell>
          <table:table-cell table:style-name="ce99" table:formula="of:=CONCATENATE([.AH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;IF([.AF7]=1;&quot; -nophase&quot;;&quot;&quot;);IF([.AG7]=1;&quot; -jjp&quot;;&quot;&quot;))" office:value-type="string" office:string-value="scenarios/scenario_all_c20 -c=20 -l=0.930 -t=1 -T=7200 -lbc=10 -time-per-instance=0 -cpuh-per-instance=0 -derandomize -ba=8 -g=0 -md=0 -p=5 -s=1 -v=5 -warmup" calcext:value-type="string">
            <text:p>scenarios/scenario_all_c20 -c=20 -l=0.930 -t=1 -T=7200 -lbc=10 -time-per-instance=0 -cpuh-per-instance=0 -derandomize -ba=8 -g=0 -md=0 -p=5 -s=1 -v=5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5005_45x10x2_7220s" calcext:value-type="string">
            <text:p>mallob_id5005_45x10x2_72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M7];&quot;_log&quot;;CHAR(10);&quot;#SBATCH --error=&quot;;[.AM7];&quot;_err&quot;;CHAR(10);&quot;#SBATCH --job-name=&quot;;[.AM7];CHAR(10);&quot;#SBATCH --partition=normal&quot;;CHAR(10);&quot;#SBATCH --time=&quot;;[.AI7];&quot;:&quot;;[.AJ7];&quot;:&quot;;[.AK7];CHAR(10);&quot;mkdir -p mallob_logs/&quot;;[.AM7];CHAR(10);&quot;echo logging into mallob_logs/&quot;;[.AM7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7];&quot; -log=mallob_logs/&quot;;[.AM7];CHAR(10);&quot;echo finished&quot;)" office:value-type="string" office:string-value="#!/bin/bash&#10;#SBATCH --nodes=45&#10;#SBATCH --ntasks=450&#10;#SBATCH --cpus-per-task=2&#10;#SBATCH --output=mallob_id5005_45x10x2_7220s_log&#10;#SBATCH --error=mallob_id5005_45x10x2_7220s_err&#10;#SBATCH --job-name=mallob_id5005_45x10x2_7220s&#10;#SBATCH --partition=normal&#10;#SBATCH --time=2:00:20&#10;mkdir -p mallob_logs/mallob_id5005_45x10x2_7220s&#10;echo logging into mallob_logs/mallob_id5005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5_45x10x2_7220s_log</text:p>
            <text:p>#SBATCH --error=mallob_id5005_45x10x2_7220s_err</text:p>
            <text:p>#SBATCH --job-name=mallob_id5005_45x10x2_7220s</text:p>
            <text:p>#SBATCH --partition=normal</text:p>
            <text:p>#SBATCH --time=2:00:20</text:p>
            <text:p>mkdir -p mallob_logs/mallob_id5005_45x10x2_7220s</text:p>
            <text:p>echo logging into mallob_logs/mallob_id5005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5006" calcext:value-type="float">
            <text:p>5006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8]*[.C8]" office:value-type="float" office:value="450" calcext:value-type="float">
            <text:p>450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8]-[.G8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8]*[.H8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107" office:value-type="float" office:value="7200" calcext:value-type="float">
            <text:p>7200</text:p>
          </table:table-cell>
          <table:table-cell table:style-name="ce93" table:formula="of:=[.M8]/3600*[.F8]*[.B8]" office:value-type="float" office:value="1800" calcext:value-type="float">
            <text:p>1800</text:p>
          </table:table-cell>
          <table:table-cell table:style-name="ce89" office:value-type="float" office:value="5" calcext:value-type="float">
            <text:p>5</text:p>
          </table:table-cell>
          <table:table-cell table:style-name="ce93" table:formula="of:=[.O8]*[.G8]" office:value-type="float" office:value="100" calcext:value-type="float">
            <text:p>1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20" calcext:value-type="float">
            <text:p>20</text:p>
          </table:table-cell>
          <table:table-cell table:style-name="ce93" table:formula="of:=[.R8]/[.O8]" office:value-type="float" office:value="4" calcext:value-type="float">
            <text:p>4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6" table:formula="of:=CONCATENATE(&quot;scenarios/scenario_all_c&quot;;[.G8])" office:value-type="string" office:string-value="scenarios/scenario_all_c20" calcext:value-type="string">
            <text:p>scenarios/scenario_all_c20</text:p>
          </table:table-cell>
          <table:table-cell table:style-name="ce96" table:formula="of:=FLOOR(([.M8]+20)/3600)" office:value-type="float" office:value="2" calcext:value-type="float">
            <text:p>2</text:p>
          </table:table-cell>
          <table:table-cell table:style-name="ce96" table:formula="of:=IF(FLOOR((([.M8]+20)-[.AI8]*3600)/60)&lt;10;CONCATENATE(&quot;0&quot;;FLOOR((([.M8]+20)-[.AI8]*3600)/60));FLOOR((([.M8]+20)-[.AI8]*3600)/60))" office:value-type="string" office:string-value="00" calcext:value-type="string">
            <text:p>00</text:p>
          </table:table-cell>
          <table:table-cell table:style-name="ce96" table:formula="of:=IF(FLOOR((([.M8]+20)-[.AI8]*3600-[.AJ8]*60))&lt;10;CONCATENATE(&quot;0&quot;;FLOOR((([.M8]+20)-[.AI8]*3600-[.AJ8]*60)));FLOOR((([.M8]+20)-[.AI8]*3600-[.AJ8]*60)))" office:value-type="float" office:value="20" calcext:value-type="float">
            <text:p>20</text:p>
          </table:table-cell>
          <table:table-cell table:style-name="ce99" table:formula="of:=CONCATENATE([.AH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;IF([.AF8]=1;&quot; -nophase&quot;;&quot;&quot;);IF([.AG8]=1;&quot; -jjp&quot;;&quot;&quot;))" office:value-type="string" office:string-value="scenarios/scenario_all_c20 -c=20 -l=0.930 -t=1 -T=7200 -lbc=5 -time-per-instance=0 -cpuh-per-instance=0 -derandomize -ba=8 -g=0 -md=0 -p=5 -s=1 -v=5 -warmup" calcext:value-type="string">
            <text:p>scenarios/scenario_all_c20 -c=20 -l=0.930 -t=1 -T=7200 -lbc=5 -time-per-instance=0 -cpuh-per-instance=0 -derandomize -ba=8 -g=0 -md=0 -p=5 -s=1 -v=5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5006_45x10x2_7220s" calcext:value-type="string">
            <text:p>mallob_id5006_45x10x2_72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M8];&quot;_log&quot;;CHAR(10);&quot;#SBATCH --error=&quot;;[.AM8];&quot;_err&quot;;CHAR(10);&quot;#SBATCH --job-name=&quot;;[.AM8];CHAR(10);&quot;#SBATCH --partition=normal&quot;;CHAR(10);&quot;#SBATCH --time=&quot;;[.AI8];&quot;:&quot;;[.AJ8];&quot;:&quot;;[.AK8];CHAR(10);&quot;mkdir -p mallob_logs/&quot;;[.AM8];CHAR(10);&quot;echo logging into mallob_logs/&quot;;[.AM8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8];&quot; -log=mallob_logs/&quot;;[.AM8];CHAR(10);&quot;echo finished&quot;)" office:value-type="string" office:string-value="#!/bin/bash&#10;#SBATCH --nodes=45&#10;#SBATCH --ntasks=450&#10;#SBATCH --cpus-per-task=2&#10;#SBATCH --output=mallob_id5006_45x10x2_7220s_log&#10;#SBATCH --error=mallob_id5006_45x10x2_7220s_err&#10;#SBATCH --job-name=mallob_id5006_45x10x2_7220s&#10;#SBATCH --partition=normal&#10;#SBATCH --time=2:00:20&#10;mkdir -p mallob_logs/mallob_id5006_45x10x2_7220s&#10;echo logging into mallob_logs/mallob_id5006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6_45x10x2_7220s_log</text:p>
            <text:p>#SBATCH --error=mallob_id5006_45x10x2_7220s_err</text:p>
            <text:p>#SBATCH --job-name=mallob_id5006_45x10x2_7220s</text:p>
            <text:p>#SBATCH --partition=normal</text:p>
            <text:p>#SBATCH --time=2:00:20</text:p>
            <text:p>mkdir -p mallob_logs/mallob_id5006_45x10x2_7220s</text:p>
            <text:p>echo logging into mallob_logs/mallob_id5006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</text:p>
            <text:p>echo finished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8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24094" calcext:value-type="float">
            <text:p>24094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7">
          <table:table-cell table:style-name="ce88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88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88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8"/>
        </table:table-row>
        <table:table-row table:style-name="ro8">
          <table:table-cell table:style-name="ce88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40"/>
        </table:table-row>
        <table:table-row table:style-name="ro1" table:number-rows-repeated="1048555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600_" table:style-name="ta1">
        <table:table-column table:style-name="co1" table:default-cell-style-name="ce110"/>
        <table:table-column table:style-name="co2" table:default-cell-style-name="ce110"/>
        <table:table-column table:style-name="co38" table:default-cell-style-name="ce113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33" table:default-cell-style-name="ce110"/>
        <table:table-column table:style-name="co8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6" table:default-cell-style-name="ce110"/>
        <table:table-column table:style-name="co3" table:default-cell-style-name="ce110"/>
        <table:table-column table:style-name="co14" table:default-cell-style-name="ce110"/>
        <table:table-column table:style-name="co15" table:default-cell-style-name="ce110"/>
        <table:table-column table:style-name="co7" table:default-cell-style-name="ce110"/>
        <table:table-column table:style-name="co16" table:default-cell-style-name="ce110"/>
        <table:table-column table:style-name="co17" table:number-columns-repeated="2" table:default-cell-style-name="ce110"/>
        <table:table-column table:style-name="co5" table:default-cell-style-name="ce110"/>
        <table:table-column table:style-name="co17" table:default-cell-style-name="ce110"/>
        <table:table-column table:style-name="co18" table:default-cell-style-name="ce110"/>
        <table:table-column table:style-name="co6" table:default-cell-style-name="ce110"/>
        <table:table-column table:style-name="co3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number-columns-repeated="3" table:default-cell-style-name="ce110"/>
        <table:table-column table:style-name="co24" table:default-cell-style-name="ce110"/>
        <table:table-column table:style-name="co1" table:default-cell-style-name="ce110"/>
        <table:table-column table:style-name="co25" table:default-cell-style-name="ce110"/>
        <table:table-column table:style-name="co37" table:default-cell-style-name="ce110"/>
        <table:table-column table:style-name="co30" table:default-cell-style-name="ce110"/>
        <table:table-column table:style-name="co31" table:default-cell-style-name="ce110"/>
        <table:table-column table:style-name="co29" table:number-columns-repeated="24" table:default-cell-style-name="ce110"/>
        <table:table-row table:style-name="ro1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Nodes</text:p>
          </table:table-cell>
          <table:table-cell table:style-name="ce108" office:value-type="string" calcext:value-type="string">
            <text:p>Processes per node</text:p>
          </table:table-cell>
          <table:table-cell table:style-name="ce108" office:value-type="string" calcext:value-type="string">
            <text:p>CPUs per process</text:p>
          </table:table-cell>
          <table:table-cell table:style-name="ce115" office:value-type="string" calcext:value-type="string">
            <text:p>Total processes</text:p>
          </table:table-cell>
          <table:table-cell table:style-name="ce115" office:value-type="string" calcext:value-type="string">
            <text:p>Used CPUs per node</text:p>
          </table:table-cell>
          <table:table-cell table:style-name="ce117" office:value-type="string" calcext:value-type="string">
            <text:p>Client processes</text:p>
          </table:table-cell>
          <table:table-cell table:style-name="ce115" office:value-type="string" calcext:value-type="string">
            <text:p>Workers</text:p>
          </table:table-cell>
          <table:table-cell table:style-name="ce117" office:value-type="string" calcext:value-type="string">
            <text:p>Load factor</text:p>
          </table:table-cell>
          <table:table-cell table:style-name="ce115" office:value-type="string" calcext:value-type="string">
            <text:p>Proj. active workers</text:p>
          </table:table-cell>
          <table:table-cell table:style-name="ce117" office:value-type="string" calcext:value-type="string">
            <text:p>SAT threads per process</text:p>
          </table:table-cell>
          <table:table-cell table:style-name="ce115" office:value-type="string" calcext:value-type="string">
            <text:p>"Free" CPUs per process</text:p>
          </table:table-cell>
          <table:table-cell table:style-name="ce117" office:value-type="string" calcext:value-type="string">
            <text:p>Global timeout (s)</text:p>
          </table:table-cell>
          <table:table-cell table:style-name="ce115" office:value-type="string" calcext:value-type="string">
            <text:p>Requested CPU hours</text:p>
          </table:table-cell>
          <table:table-cell table:style-name="ce117" office:value-type="string" calcext:value-type="string">
            <text:p>Active jobs per client</text:p>
          </table:table-cell>
          <table:table-cell table:style-name="ce115" office:value-type="string" calcext:value-type="string">
            <text:p>Proj. total active jobs</text:p>
          </table:table-cell>
          <table:table-cell table:style-name="ce117" office:value-type="string" calcext:value-type="string">
            <text:p>Total num jobs</text:p>
          </table:table-cell>
          <table:table-cell table:style-name="ce115" office:value-type="string" calcext:value-type="string">
            <text:p>Jobs per client</text:p>
          </table:table-cell>
          <table:table-cell table:style-name="ce115" office:value-type="string" calcext:value-type="string">
            <text:p>Client job epochs</text:p>
          </table:table-cell>
          <table:table-cell table:style-name="ce117" office:value-type="string" calcext:value-type="string">
            <text:p>Wall clock timeout per job (s)</text:p>
          </table:table-cell>
          <table:table-cell table:style-name="ce117" office:value-type="string" calcext:value-type="string">
            <text:p>CPU h timeout per job</text:p>
          </table:table-cell>
          <table:table-cell table:style-name="ce115" office:value-type="string" calcext:value-type="string">
            <text:p>Maximum global runtime (h)</text:p>
          </table:table-cell>
          <table:table-cell table:style-name="ce117" office:value-type="string" calcext:value-type="string">
            <text:p>Derandomize?</text:p>
          </table:table-cell>
          <table:table-cell table:style-name="ce117" office:value-type="string" calcext:value-type="string">
            <text:p>Bounce partners per node</text:p>
          </table:table-cell>
          <table:table-cell table:style-name="ce117" office:value-type="string" calcext:value-type="string">
            <text:p>Geometric growth interval</text:p>
          </table:table-cell>
          <table:table-cell table:style-name="ce117" office:value-type="string" calcext:value-type="string">
            <text:p>Max. demand per job</text:p>
          </table:table-cell>
          <table:table-cell table:style-name="ce117" office:value-type="string" calcext:value-type="string">
            <text:p>Rebalancing interval</text:p>
          </table:table-cell>
          <table:table-cell table:style-name="ce117" office:value-type="string" calcext:value-type="string">
            <text:p>Quiet?</text:p>
          </table:table-cell>
          <table:table-cell table:style-name="ce117" office:value-type="string" calcext:value-type="string">
            <text:p>Verbosity</text:p>
          </table:table-cell>
          <table:table-cell table:style-name="ce117" office:value-type="string" calcext:value-type="string">
            <text:p>Job comm. interval</text:p>
          </table:table-cell>
          <table:table-cell table:style-name="ce117" office:value-type="string" calcext:value-type="string">
            <text:p>Warmup?</text:p>
          </table:table-cell>
          <table:table-cell table:style-name="ce117" office:value-type="string" calcext:value-type="string">
            <text:p>No phase diversification?</text:p>
          </table:table-cell>
          <table:table-cell table:style-name="ce117" office:value-type="string" calcext:value-type="string">
            <text:p>Jitter job priorities?</text:p>
          </table:table-cell>
          <table:table-cell table:style-name="ce117" office:value-type="string" calcext:value-type="string">
            <text:p>Scenario file</text:p>
          </table:table-cell>
          <table:table-cell table:style-name="ce122" office:value-type="string" calcext:value-type="string">
            <text:p>Hours</text:p>
          </table:table-cell>
          <table:table-cell table:style-name="ce122" office:value-type="string" calcext:value-type="string">
            <text:p>Mins</text:p>
          </table:table-cell>
          <table:table-cell table:style-name="ce122" office:value-type="string" calcext:value-type="string">
            <text:p>Secs</text:p>
          </table:table-cell>
          <table:table-cell table:style-name="ce122" office:value-type="string" calcext:value-type="string">
            <text:p>Arguments</text:p>
          </table:table-cell>
          <table:table-cell table:style-name="ce123" office:value-type="string" calcext:value-type="string">
            <text:p>Job name</text:p>
          </table:table-cell>
          <table:table-cell table:style-name="ce122" office:value-type="string" calcext:value-type="string">
            <text:p>Script</text:p>
          </table:table-cell>
          <table:table-cell table:number-columns-repeated="24"/>
        </table:table-row>
        <table:table-row table:style-name="ro2">
          <table:table-cell table:style-name="ce109" office:value-type="float" office:value="6000" calcext:value-type="float">
            <text:p>6000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6" table:formula="of:=[.B2]*[.C2]" office:value-type="float" office:value="80" calcext:value-type="float">
            <text:p>80</text:p>
          </table:table-cell>
          <table:table-cell table:style-name="ce116" table:formula="of:=[.C2]*[.D2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2]-[.G2]" office:value-type="float" office:value="79" calcext:value-type="float">
            <text:p>7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2]*[.H2])" office:value-type="float" office:value="75" calcext:value-type="float">
            <text:p>75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2]-[.K2]" office:value-type="float" office:value="1" calcext:value-type="float">
            <text:p>1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2]/3600*[.F2]*[.B2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2]*[.G2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2]/[.G2]" office:value-type="float" office:value="400" calcext:value-type="float">
            <text:p>400</text:p>
          </table:table-cell>
          <table:table-cell table:style-name="ce116" table:formula="of:=[.R2]/[.O2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2]/3600*[.J2]*[.K2]*10/[.Q2]" office:value-type="float" office:value="45" calcext:value-type="float">
            <text:p>45</text:p>
          </table:table-cell>
          <table:table-cell table:style-name="ce116" table:formula="of:=[.T2]*[.S2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120" table:formula="of:=FLOOR(([.M2]+20)/3600)" office:value-type="float" office:value="6" calcext:value-type="float">
            <text:p>6</text:p>
          </table:table-cell>
          <table:table-cell table:style-name="ce120" table:formula="of:=IF(FLOOR((([.M2]+20)-[.AI2]*3600)/60)&lt;10;CONCATENATE(&quot;0&quot;;FLOOR((([.M2]+20)-[.AI2]*3600)/60));FLOOR((([.M2]+20)-[.AI2]*3600)/60))" office:value-type="string" office:string-value="00" calcext:value-type="string">
            <text:p>00</text:p>
          </table:table-cell>
          <table:table-cell table:style-name="ce120" table:formula="of:=IF(FLOOR((([.M2]+20)-[.AI2]*3600-[.AJ2]*60))&lt;10;CONCATENATE(&quot;0&quot;;FLOOR((([.M2]+20)-[.AI2]*3600-[.AJ2]*60)));FLOOR((([.M2]+20)-[.AI2]*3600-[.AJ2]*60)))" office:value-type="float" office:value="20" calcext:value-type="float">
            <text:p>20</text:p>
          </table:table-cell>
          <table:table-cell table:style-name="ce99" table:formula="of:=CONCATENATE([.AH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 -c=1 -l=0.950 -t=4 -T=21600 -lbc=8 -time-per-instance=0 -cpuh-per-instance=45.000 -derandomize -ba=4 -g=0 -md=0 -p=5 -s=1 -v=5 -warmup" calcext:value-type="string">
            <text:p>scenarios/scenario_all_c1 -c=1 -l=0.950 -t=4 -T=21600 -lbc=8 -time-per-instance=0 -cpuh-per-instance=45.000 -derandomize -ba=4 -g=0 -md=0 -p=5 -s=1 -v=5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6000_20x4x5_21620s" calcext:value-type="string">
            <text:p>mallob_id6000_20x4x5_21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0&#10;#SBATCH --ntasks=80&#10;#SBATCH --cpus-per-task=5&#10;#SBATCH --output=mallob_id6000_20x4x5_21620s_log&#10;#SBATCH --error=mallob_id6000_20x4x5_21620s_err&#10;#SBATCH --job-name=mallob_id6000_20x4x5_21620s&#10;#SBATCH --partition=normal&#10;#SBATCH --time=6:00:20&#10;mkdir -p mallob_logs/mallob_id6000_20x4x5_21620s&#10;echo logging into mallob_logs/mallob_id6000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0_20x4x5_21620s_log</text:p>
            <text:p>#SBATCH --error=mallob_id6000_20x4x5_21620s_err</text:p>
            <text:p>#SBATCH --job-name=mallob_id6000_20x4x5_21620s</text:p>
            <text:p>#SBATCH --partition=normal</text:p>
            <text:p>#SBATCH --time=6:00:20</text:p>
            <text:p>mkdir -p mallob_logs/mallob_id6000_20x4x5_21620s</text:p>
            <text:p>echo logging into mallob_logs/mallob_id6000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2">
          <table:table-cell table:style-name="ce109" office:value-type="float" office:value="6001" calcext:value-type="float">
            <text:p>6001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6" table:formula="of:=[.B3]*[.C3]" office:value-type="float" office:value="80" calcext:value-type="float">
            <text:p>80</text:p>
          </table:table-cell>
          <table:table-cell table:style-name="ce116" table:formula="of:=[.C3]*[.D3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3]-[.G3]" office:value-type="float" office:value="79" calcext:value-type="float">
            <text:p>7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3]*[.H3])" office:value-type="float" office:value="75" calcext:value-type="float">
            <text:p>75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3]-[.K3]" office:value-type="float" office:value="1" calcext:value-type="float">
            <text:p>1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3]/3600*[.F3]*[.B3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3]*[.G3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3]/[.G3]" office:value-type="float" office:value="400" calcext:value-type="float">
            <text:p>400</text:p>
          </table:table-cell>
          <table:table-cell table:style-name="ce116" table:formula="of:=[.R3]/[.O3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3]/3600*[.J3]*[.K3]*10/[.Q3]" office:value-type="float" office:value="45" calcext:value-type="float">
            <text:p>45</text:p>
          </table:table-cell>
          <table:table-cell table:style-name="ce116" table:formula="of:=[.T3]*[.S3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120" table:formula="of:=FLOOR(([.M3]+20)/3600)" office:value-type="float" office:value="6" calcext:value-type="float">
            <text:p>6</text:p>
          </table:table-cell>
          <table:table-cell table:style-name="ce120" table:formula="of:=IF(FLOOR((([.M3]+20)-[.AI3]*3600)/60)&lt;10;CONCATENATE(&quot;0&quot;;FLOOR((([.M3]+20)-[.AI3]*3600)/60));FLOOR((([.M3]+20)-[.AI3]*3600)/60))" office:value-type="string" office:string-value="00" calcext:value-type="string">
            <text:p>00</text:p>
          </table:table-cell>
          <table:table-cell table:style-name="ce120" table:formula="of:=IF(FLOOR((([.M3]+20)-[.AI3]*3600-[.AJ3]*60))&lt;10;CONCATENATE(&quot;0&quot;;FLOOR((([.M3]+20)-[.AI3]*3600-[.AJ3]*60)));FLOOR((([.M3]+20)-[.AI3]*3600-[.AJ3]*60)))" office:value-type="float" office:value="20" calcext:value-type="float">
            <text:p>20</text:p>
          </table:table-cell>
          <table:table-cell table:style-name="ce99" table:formula="of:=CONCATENATE([.AH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1 -c=1 -l=0.950 -t=4 -T=21600 -lbc=8 -time-per-instance=0 -cpuh-per-instance=45.000 -derandomize -ba=4 -g=5 -md=0 -p=5 -s=1 -v=5 -warmup" calcext:value-type="string">
            <text:p>scenarios/scenario_all_c1 -c=1 -l=0.950 -t=4 -T=21600 -lbc=8 -time-per-instance=0 -cpuh-per-instance=45.000 -derandomize -ba=4 -g=5 -md=0 -p=5 -s=1 -v=5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6001_20x4x5_21620s" calcext:value-type="string">
            <text:p>mallob_id6001_20x4x5_21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20&#10;#SBATCH --ntasks=80&#10;#SBATCH --cpus-per-task=5&#10;#SBATCH --output=mallob_id6001_20x4x5_21620s_log&#10;#SBATCH --error=mallob_id6001_20x4x5_21620s_err&#10;#SBATCH --job-name=mallob_id6001_20x4x5_21620s&#10;#SBATCH --partition=normal&#10;#SBATCH --time=6:00:20&#10;mkdir -p mallob_logs/mallob_id6001_20x4x5_21620s&#10;echo logging into mallob_logs/mallob_id6001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1_20x4x5_21620s_log</text:p>
            <text:p>#SBATCH --error=mallob_id6001_20x4x5_21620s_err</text:p>
            <text:p>#SBATCH --job-name=mallob_id6001_20x4x5_21620s</text:p>
            <text:p>#SBATCH --partition=normal</text:p>
            <text:p>#SBATCH --time=6:00:20</text:p>
            <text:p>mkdir -p mallob_logs/mallob_id6001_20x4x5_21620s</text:p>
            <text:p>echo logging into mallob_logs/mallob_id6001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2">
          <table:table-cell table:style-name="ce109" office:value-type="float" office:value="6002" calcext:value-type="float">
            <text:p>6002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6" table:formula="of:=[.B4]*[.C4]" office:value-type="float" office:value="100" calcext:value-type="float">
            <text:p>100</text:p>
          </table:table-cell>
          <table:table-cell table:style-name="ce116" table:formula="of:=[.C4]*[.D4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4]-[.G4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4]*[.H4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4]-[.K4]" office:value-type="float" office:value="0" calcext:value-type="float">
            <text:p>0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4]/3600*[.F4]*[.B4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4]*[.G4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4]/[.G4]" office:value-type="float" office:value="400" calcext:value-type="float">
            <text:p>400</text:p>
          </table:table-cell>
          <table:table-cell table:style-name="ce116" table:formula="of:=[.R4]/[.O4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4]/3600*[.J4]*[.K4]*10/[.Q4]" office:value-type="float" office:value="56.4" calcext:value-type="float">
            <text:p>56.4</text:p>
          </table:table-cell>
          <table:table-cell table:style-name="ce116" table:formula="of:=[.T4]*[.S4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120" table:formula="of:=FLOOR(([.M4]+20)/3600)" office:value-type="float" office:value="6" calcext:value-type="float">
            <text:p>6</text:p>
          </table:table-cell>
          <table:table-cell table:style-name="ce120" table:formula="of:=IF(FLOOR((([.M4]+20)-[.AI4]*3600)/60)&lt;10;CONCATENATE(&quot;0&quot;;FLOOR((([.M4]+20)-[.AI4]*3600)/60));FLOOR((([.M4]+20)-[.AI4]*3600)/60))" office:value-type="string" office:string-value="00" calcext:value-type="string">
            <text:p>00</text:p>
          </table:table-cell>
          <table:table-cell table:style-name="ce120" table:formula="of:=IF(FLOOR((([.M4]+20)-[.AI4]*3600-[.AJ4]*60))&lt;10;CONCATENATE(&quot;0&quot;;FLOOR((([.M4]+20)-[.AI4]*3600-[.AJ4]*60)));FLOOR((([.M4]+20)-[.AI4]*3600-[.AJ4]*60)))" office:value-type="float" office:value="20" calcext:value-type="float">
            <text:p>20</text:p>
          </table:table-cell>
          <table:table-cell table:style-name="ce99" table:formula="of:=CONCATENATE([.AH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1 -c=1 -l=0.950 -t=4 -T=21600 -lbc=8 -time-per-instance=0 -cpuh-per-instance=56.400 -derandomize -ba=4 -g=0 -md=0 -p=5 -s=1 -v=5 -warmup" calcext:value-type="string">
            <text:p>scenarios/scenario_all_c1 -c=1 -l=0.950 -t=4 -T=21600 -lbc=8 -time-per-instance=0 -cpuh-per-instance=56.400 -derandomize -ba=4 -g=0 -md=0 -p=5 -s=1 -v=5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6002_20x5x4_21620s" calcext:value-type="string">
            <text:p>mallob_id6002_20x5x4_21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20&#10;#SBATCH --ntasks=100&#10;#SBATCH --cpus-per-task=4&#10;#SBATCH --output=mallob_id6002_20x5x4_21620s_log&#10;#SBATCH --error=mallob_id6002_20x5x4_21620s_err&#10;#SBATCH --job-name=mallob_id6002_20x5x4_21620s&#10;#SBATCH --partition=normal&#10;#SBATCH --time=6:00:20&#10;mkdir -p mallob_logs/mallob_id6002_20x5x4_21620s&#10;echo logging into mallob_logs/mallob_id6002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2_20x5x4_21620s_log</text:p>
            <text:p>#SBATCH --error=mallob_id6002_20x5x4_21620s_err</text:p>
            <text:p>#SBATCH --job-name=mallob_id6002_20x5x4_21620s</text:p>
            <text:p>#SBATCH --partition=normal</text:p>
            <text:p>#SBATCH --time=6:00:20</text:p>
            <text:p>mkdir -p mallob_logs/mallob_id6002_20x5x4_21620s</text:p>
            <text:p>echo logging into mallob_logs/mallob_id6002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2">
          <table:table-cell table:style-name="ce109" office:value-type="float" office:value="6003" calcext:value-type="float">
            <text:p>6003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6" table:formula="of:=[.B5]*[.C5]" office:value-type="float" office:value="100" calcext:value-type="float">
            <text:p>100</text:p>
          </table:table-cell>
          <table:table-cell table:style-name="ce116" table:formula="of:=[.C5]*[.D5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5]-[.G5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5]*[.H5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5]-[.K5]" office:value-type="float" office:value="0" calcext:value-type="float">
            <text:p>0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5]/3600*[.F5]*[.B5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5]*[.G5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5]/[.G5]" office:value-type="float" office:value="400" calcext:value-type="float">
            <text:p>400</text:p>
          </table:table-cell>
          <table:table-cell table:style-name="ce116" table:formula="of:=[.R5]/[.O5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5]/3600*[.J5]*[.K5]*10/[.Q5]" office:value-type="float" office:value="56.4" calcext:value-type="float">
            <text:p>56.4</text:p>
          </table:table-cell>
          <table:table-cell table:style-name="ce116" table:formula="of:=[.T5]*[.S5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120" table:formula="of:=FLOOR(([.M5]+20)/3600)" office:value-type="float" office:value="6" calcext:value-type="float">
            <text:p>6</text:p>
          </table:table-cell>
          <table:table-cell table:style-name="ce120" table:formula="of:=IF(FLOOR((([.M5]+20)-[.AI5]*3600)/60)&lt;10;CONCATENATE(&quot;0&quot;;FLOOR((([.M5]+20)-[.AI5]*3600)/60));FLOOR((([.M5]+20)-[.AI5]*3600)/60))" office:value-type="string" office:string-value="00" calcext:value-type="string">
            <text:p>00</text:p>
          </table:table-cell>
          <table:table-cell table:style-name="ce120" table:formula="of:=IF(FLOOR((([.M5]+20)-[.AI5]*3600-[.AJ5]*60))&lt;10;CONCATENATE(&quot;0&quot;;FLOOR((([.M5]+20)-[.AI5]*3600-[.AJ5]*60)));FLOOR((([.M5]+20)-[.AI5]*3600-[.AJ5]*60)))" office:value-type="float" office:value="20" calcext:value-type="float">
            <text:p>20</text:p>
          </table:table-cell>
          <table:table-cell table:style-name="ce99" table:formula="of:=CONCATENATE([.AH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1 -c=1 -l=0.950 -t=4 -T=21600 -lbc=8 -time-per-instance=0 -cpuh-per-instance=56.400 -derandomize -ba=4 -g=5 -md=0 -p=5 -s=1 -v=5 -warmup" calcext:value-type="string">
            <text:p>scenarios/scenario_all_c1 -c=1 -l=0.950 -t=4 -T=21600 -lbc=8 -time-per-instance=0 -cpuh-per-instance=56.400 -derandomize -ba=4 -g=5 -md=0 -p=5 -s=1 -v=5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6003_20x5x4_21620s" calcext:value-type="string">
            <text:p>mallob_id6003_20x5x4_21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20&#10;#SBATCH --ntasks=100&#10;#SBATCH --cpus-per-task=4&#10;#SBATCH --output=mallob_id6003_20x5x4_21620s_log&#10;#SBATCH --error=mallob_id6003_20x5x4_21620s_err&#10;#SBATCH --job-name=mallob_id6003_20x5x4_21620s&#10;#SBATCH --partition=normal&#10;#SBATCH --time=6:00:20&#10;mkdir -p mallob_logs/mallob_id6003_20x5x4_21620s&#10;echo logging into mallob_logs/mallob_id6003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3_20x5x4_21620s_log</text:p>
            <text:p>#SBATCH --error=mallob_id6003_20x5x4_21620s_err</text:p>
            <text:p>#SBATCH --job-name=mallob_id6003_20x5x4_21620s</text:p>
            <text:p>#SBATCH --partition=normal</text:p>
            <text:p>#SBATCH --time=6:00:20</text:p>
            <text:p>mkdir -p mallob_logs/mallob_id6003_20x5x4_21620s</text:p>
            <text:p>echo logging into mallob_logs/mallob_id6003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1">
          <table:table-cell table:number-columns-repeated="2"/>
          <table:table-cell table:style-name="ce110"/>
          <table:table-cell table:number-columns-repeated="61"/>
        </table:table-row>
        <table:table-row table:style-name="ro1">
          <table:table-cell table:number-columns-repeated="2"/>
          <table:table-cell table:style-name="ce110"/>
          <table:table-cell table:number-columns-repeated="17"/>
          <table:table-cell table:style-name="ce121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700-_agile_10min" table:style-name="ta1">
        <table:table-column table:style-name="co1" table:default-cell-style-name="ce110"/>
        <table:table-column table:style-name="co2" table:default-cell-style-name="ce110"/>
        <table:table-column table:style-name="co38" table:default-cell-style-name="ce113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33" table:default-cell-style-name="ce110"/>
        <table:table-column table:style-name="co8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6" table:default-cell-style-name="ce110"/>
        <table:table-column table:style-name="co3" table:default-cell-style-name="ce110"/>
        <table:table-column table:style-name="co14" table:default-cell-style-name="ce110"/>
        <table:table-column table:style-name="co15" table:default-cell-style-name="ce110"/>
        <table:table-column table:style-name="co7" table:default-cell-style-name="ce110"/>
        <table:table-column table:style-name="co16" table:default-cell-style-name="ce110"/>
        <table:table-column table:style-name="co17" table:number-columns-repeated="2" table:default-cell-style-name="ce110"/>
        <table:table-column table:style-name="co5" table:default-cell-style-name="ce110"/>
        <table:table-column table:style-name="co17" table:default-cell-style-name="ce110"/>
        <table:table-column table:style-name="co18" table:default-cell-style-name="ce110"/>
        <table:table-column table:style-name="co6" table:default-cell-style-name="ce110"/>
        <table:table-column table:style-name="co3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number-columns-repeated="4" table:default-cell-style-name="ce110"/>
        <table:table-column table:style-name="co24" table:default-cell-style-name="ce110"/>
        <table:table-column table:style-name="co1" table:default-cell-style-name="ce110"/>
        <table:table-column table:style-name="co25" table:default-cell-style-name="ce110"/>
        <table:table-column table:style-name="co37" table:default-cell-style-name="ce110"/>
        <table:table-column table:style-name="co30" table:default-cell-style-name="ce110"/>
        <table:table-column table:style-name="co31" table:default-cell-style-name="ce110"/>
        <table:table-column table:style-name="co29" table:number-columns-repeated="23" table:default-cell-style-name="ce110"/>
        <table:table-row table:style-name="ro1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Nodes</text:p>
          </table:table-cell>
          <table:table-cell table:style-name="ce108" office:value-type="string" calcext:value-type="string">
            <text:p>Processes per node</text:p>
          </table:table-cell>
          <table:table-cell table:style-name="ce108" office:value-type="string" calcext:value-type="string">
            <text:p>CPUs per process</text:p>
          </table:table-cell>
          <table:table-cell table:style-name="ce115" office:value-type="string" calcext:value-type="string">
            <text:p>Total processes</text:p>
          </table:table-cell>
          <table:table-cell table:style-name="ce115" office:value-type="string" calcext:value-type="string">
            <text:p>Used CPUs per node</text:p>
          </table:table-cell>
          <table:table-cell table:style-name="ce117" office:value-type="string" calcext:value-type="string">
            <text:p>Client processes</text:p>
          </table:table-cell>
          <table:table-cell table:style-name="ce115" office:value-type="string" calcext:value-type="string">
            <text:p>Workers</text:p>
          </table:table-cell>
          <table:table-cell table:style-name="ce117" office:value-type="string" calcext:value-type="string">
            <text:p>Load factor</text:p>
          </table:table-cell>
          <table:table-cell table:style-name="ce115" office:value-type="string" calcext:value-type="string">
            <text:p>Proj. active workers</text:p>
          </table:table-cell>
          <table:table-cell table:style-name="ce117" office:value-type="string" calcext:value-type="string">
            <text:p>SAT threads per process</text:p>
          </table:table-cell>
          <table:table-cell table:style-name="ce115" office:value-type="string" calcext:value-type="string">
            <text:p>"Free" CPUs per process</text:p>
          </table:table-cell>
          <table:table-cell table:style-name="ce117" office:value-type="string" calcext:value-type="string">
            <text:p>Global timeout (s)</text:p>
          </table:table-cell>
          <table:table-cell table:style-name="ce115" office:value-type="string" calcext:value-type="string">
            <text:p>Requested CPU hours</text:p>
          </table:table-cell>
          <table:table-cell table:style-name="ce117" office:value-type="string" calcext:value-type="string">
            <text:p>Active jobs per client</text:p>
          </table:table-cell>
          <table:table-cell table:style-name="ce115" office:value-type="string" calcext:value-type="string">
            <text:p>Proj. total active jobs</text:p>
          </table:table-cell>
          <table:table-cell table:style-name="ce117" office:value-type="string" calcext:value-type="string">
            <text:p>Total num jobs</text:p>
          </table:table-cell>
          <table:table-cell table:style-name="ce115" office:value-type="string" calcext:value-type="string">
            <text:p>Jobs per client</text:p>
          </table:table-cell>
          <table:table-cell table:style-name="ce115" office:value-type="string" calcext:value-type="string">
            <text:p>Client job epochs</text:p>
          </table:table-cell>
          <table:table-cell table:style-name="ce117" office:value-type="string" calcext:value-type="string">
            <text:p>Wall clock timeout per job (s)</text:p>
          </table:table-cell>
          <table:table-cell table:style-name="ce117" office:value-type="string" calcext:value-type="string">
            <text:p>CPU h timeout per job</text:p>
          </table:table-cell>
          <table:table-cell table:style-name="ce115" office:value-type="string" calcext:value-type="string">
            <text:p>Maximum global runtime (h)</text:p>
          </table:table-cell>
          <table:table-cell table:style-name="ce117" office:value-type="string" calcext:value-type="string">
            <text:p>Derandomize?</text:p>
          </table:table-cell>
          <table:table-cell table:style-name="ce117" office:value-type="string" calcext:value-type="string">
            <text:p>Bounce partners per node</text:p>
          </table:table-cell>
          <table:table-cell table:style-name="ce117" office:value-type="string" calcext:value-type="string">
            <text:p>Geometric growth interval</text:p>
          </table:table-cell>
          <table:table-cell table:style-name="ce117" office:value-type="string" calcext:value-type="string">
            <text:p>Max. demand per job</text:p>
          </table:table-cell>
          <table:table-cell table:style-name="ce117" office:value-type="string" calcext:value-type="string">
            <text:p>Rebalancing interval</text:p>
          </table:table-cell>
          <table:table-cell table:style-name="ce117" office:value-type="string" calcext:value-type="string">
            <text:p>Quiet?</text:p>
          </table:table-cell>
          <table:table-cell table:style-name="ce117" office:value-type="string" calcext:value-type="string">
            <text:p>Verbosity</text:p>
          </table:table-cell>
          <table:table-cell table:style-name="ce117" office:value-type="string" calcext:value-type="string">
            <text:p>Job comm. interval</text:p>
          </table:table-cell>
          <table:table-cell table:style-name="ce117" office:value-type="string" calcext:value-type="string">
            <text:p>Warmup?</text:p>
          </table:table-cell>
          <table:table-cell table:style-name="ce117" office:value-type="string" calcext:value-type="string">
            <text:p>No phase diversification?</text:p>
          </table:table-cell>
          <table:table-cell table:style-name="ce117" office:value-type="string" calcext:value-type="string">
            <text:p>Jitter job priorities?</text:p>
          </table:table-cell>
          <table:table-cell table:style-name="ce117" office:value-type="string" calcext:value-type="string">
            <text:p>Rounding mode</text:p>
          </table:table-cell>
          <table:table-cell table:style-name="ce117" office:value-type="string" calcext:value-type="string">
            <text:p>Scenario file</text:p>
          </table:table-cell>
          <table:table-cell table:style-name="ce122" office:value-type="string" calcext:value-type="string">
            <text:p>Hours</text:p>
          </table:table-cell>
          <table:table-cell table:style-name="ce122" office:value-type="string" calcext:value-type="string">
            <text:p>Mins</text:p>
          </table:table-cell>
          <table:table-cell table:style-name="ce122" office:value-type="string" calcext:value-type="string">
            <text:p>Secs</text:p>
          </table:table-cell>
          <table:table-cell table:style-name="ce122" office:value-type="string" calcext:value-type="string">
            <text:p>Arguments</text:p>
          </table:table-cell>
          <table:table-cell table:style-name="ce123" office:value-type="string" calcext:value-type="string">
            <text:p>Job name</text:p>
          </table:table-cell>
          <table:table-cell table:style-name="ce122" office:value-type="string" calcext:value-type="string">
            <text:p>Script</text:p>
          </table:table-cell>
          <table:table-cell table:number-columns-repeated="23"/>
        </table:table-row>
        <table:table-row table:style-name="ro2">
          <table:table-cell table:style-name="ce109" office:value-type="float" office:value="7000" calcext:value-type="float">
            <text:p>7000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2]*[.C2]" office:value-type="float" office:value="100" calcext:value-type="float">
            <text:p>100</text:p>
          </table:table-cell>
          <table:table-cell table:style-name="ce116" table:formula="of:=[.C2]*[.D2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2]-[.G2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2]*[.H2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2]-[.K2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2]/3600*[.F2]*[.B2]" office:value-type="float" office:value="66.6666666666667" calcext:value-type="float">
            <text:p>66.6666666666667</text:p>
          </table:table-cell>
          <table:table-cell table:style-name="ce126" office:value-type="float" office:value="4" calcext:value-type="float">
            <text:p>4</text:p>
          </table:table-cell>
          <table:table-cell table:style-name="ce116" table:formula="of:=[.O2]*[.G2]" office:value-type="float" office:value="4" calcext:value-type="float">
            <text:p>4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2]/[.G2]" office:value-type="float" office:value="400" calcext:value-type="float">
            <text:p>400</text:p>
          </table:table-cell>
          <table:table-cell table:style-name="ce116" table:formula="of:=[.R2]/[.O2]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2]/3600*[.J2]*[.K2]*10/[.Q2]" office:value-type="float" office:value="1.56666666666667" calcext:value-type="float">
            <text:p>1.56666666666667</text:p>
          </table:table-cell>
          <table:table-cell table:style-name="ce116" table:formula="of:=[.T2]*[.S2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120" table:formula="of:=FLOOR(([.M2]+20)/3600)" office:value-type="float" office:value="0" calcext:value-type="float">
            <text:p>0</text:p>
          </table:table-cell>
          <table:table-cell table:style-name="ce120" table:formula="of:=IF(FLOOR((([.M2]+20)-[.AJ2]*3600)/60)&lt;10;CONCATENATE(&quot;0&quot;;FLOOR((([.M2]+20)-[.AJ2]*3600)/60));FLOOR((([.M2]+20)-[.AJ2]*3600)/60))" office:value-type="float" office:value="10" calcext:value-type="float">
            <text:p>10</text:p>
          </table:table-cell>
          <table:table-cell table:style-name="ce120" table:formula="of:=IF(FLOOR((([.M2]+20)-[.AJ2]*3600-[.AK2]*60))&lt;10;CONCATENATE(&quot;0&quot;;FLOOR((([.M2]+20)-[.AJ2]*3600-[.AK2]*60)));FLOOR((([.M2]+20)-[.AJ2]*3600-[.AK2]*60)))" office:value-type="float" office:value="20" calcext:value-type="float">
            <text:p>20</text:p>
          </table:table-cell>
          <table:table-cell table:style-name="ce99" table:formula="of:=CONCATENATE([.AI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&quot; -r=&quot;;[.AH2])" office:value-type="string" office:string-value="scenarios/scenario_all_c1 -c=1 -l=0.950 -t=4 -T=600 -lbc=4 -time-per-instance=0 -cpuh-per-instance=1.567 -derandomize -ba=8 -g=0 -md=0 -p=0.100 -s=1 -v=3 -warmup -r=floor" calcext:value-type="string">
            <text:p>scenarios/scenario_all_c1 -c=1 -l=0.950 -t=4 -T=600 -lbc=4 -time-per-instance=0 -cpuh-per-instance=1.567 -derandomize -ba=8 -g=0 -md=0 -p=0.100 -s=1 -v=3 -warmup -r=floor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7000_20x5x4_620s" calcext:value-type="string">
            <text:p>mallob_id7000_20x5x4_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N2];&quot;_log&quot;;CHAR(10);&quot;#SBATCH --error=&quot;;[.AN2];&quot;_err&quot;;CHAR(10);&quot;#SBATCH --job-name=&quot;;[.AN2];CHAR(10);&quot;#SBATCH --partition=normal&quot;;CHAR(10);&quot;#SBATCH --time=&quot;;[.AJ2];&quot;:&quot;;[.AK2];&quot;:&quot;;[.AL2];CHAR(10);&quot;mkdir -p mallob_logs/&quot;;[.AN2];CHAR(10);&quot;echo logging into mallob_logs/&quot;;[.AN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2];&quot; -log=mallob_logs/&quot;;[.AN2];CHAR(10);&quot;echo finished&quot;)" office:value-type="string" office:string-value="#!/bin/bash&#10;#SBATCH --nodes=20&#10;#SBATCH --ntasks=100&#10;#SBATCH --cpus-per-task=4&#10;#SBATCH --output=mallob_id7000_20x5x4_620s_log&#10;#SBATCH --error=mallob_id7000_20x5x4_620s_err&#10;#SBATCH --job-name=mallob_id7000_20x5x4_620s&#10;#SBATCH --partition=normal&#10;#SBATCH --time=0:10:20&#10;mkdir -p mallob_logs/mallob_id7000_20x5x4_620s&#10;echo logging into mallob_logs/mallob_id7000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0_20x5x4_620s_log</text:p>
            <text:p>#SBATCH --error=mallob_id7000_20x5x4_620s_err</text:p>
            <text:p>#SBATCH --job-name=mallob_id7000_20x5x4_620s</text:p>
            <text:p>#SBATCH --partition=normal</text:p>
            <text:p>#SBATCH --time=0:10:20</text:p>
            <text:p>mkdir -p mallob_logs/mallob_id7000_20x5x4_620s</text:p>
            <text:p>echo logging into mallob_logs/mallob_id7000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2">
          <table:table-cell table:style-name="ce109" office:value-type="float" office:value="7001" calcext:value-type="float">
            <text:p>7001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3]*[.C3]" office:value-type="float" office:value="100" calcext:value-type="float">
            <text:p>100</text:p>
          </table:table-cell>
          <table:table-cell table:style-name="ce116" table:formula="of:=[.C3]*[.D3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3]-[.G3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3]*[.H3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3]-[.K3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3]/3600*[.F3]*[.B3]" office:value-type="float" office:value="66.6666666666667" calcext:value-type="float">
            <text:p>66.6666666666667</text:p>
          </table:table-cell>
          <table:table-cell table:style-name="ce126" office:value-type="float" office:value="16" calcext:value-type="float">
            <text:p>16</text:p>
          </table:table-cell>
          <table:table-cell table:style-name="ce116" table:formula="of:=[.O3]*[.G3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3]/[.G3]" office:value-type="float" office:value="400" calcext:value-type="float">
            <text:p>400</text:p>
          </table:table-cell>
          <table:table-cell table:style-name="ce116" table:formula="of:=[.R3]/[.O3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3]/3600*[.J3]*[.K3]*10/[.Q3]" office:value-type="float" office:value="1.56666666666667" calcext:value-type="float">
            <text:p>1.56666666666667</text:p>
          </table:table-cell>
          <table:table-cell table:style-name="ce116" table:formula="of:=[.T3]*[.S3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120" table:formula="of:=FLOOR(([.M3]+20)/3600)" office:value-type="float" office:value="0" calcext:value-type="float">
            <text:p>0</text:p>
          </table:table-cell>
          <table:table-cell table:style-name="ce120" table:formula="of:=IF(FLOOR((([.M3]+20)-[.AJ3]*3600)/60)&lt;10;CONCATENATE(&quot;0&quot;;FLOOR((([.M3]+20)-[.AJ3]*3600)/60));FLOOR((([.M3]+20)-[.AJ3]*3600)/60))" office:value-type="float" office:value="10" calcext:value-type="float">
            <text:p>10</text:p>
          </table:table-cell>
          <table:table-cell table:style-name="ce120" table:formula="of:=IF(FLOOR((([.M3]+20)-[.AJ3]*3600-[.AK3]*60))&lt;10;CONCATENATE(&quot;0&quot;;FLOOR((([.M3]+20)-[.AJ3]*3600-[.AK3]*60)));FLOOR((([.M3]+20)-[.AJ3]*3600-[.AK3]*60)))" office:value-type="float" office:value="20" calcext:value-type="float">
            <text:p>20</text:p>
          </table:table-cell>
          <table:table-cell table:style-name="ce99" table:formula="of:=CONCATENATE([.AI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&quot; -r=&quot;;[.AH3])" office:value-type="string" office:string-value="scenarios/scenario_all_c1 -c=1 -l=0.950 -t=4 -T=600 -lbc=16 -time-per-instance=0 -cpuh-per-instance=1.567 -derandomize -ba=8 -g=0 -md=0 -p=0.100 -s=1 -v=3 -warmup -r=floor" calcext:value-type="string">
            <text:p>scenarios/scenario_all_c1 -c=1 -l=0.950 -t=4 -T=600 -lbc=16 -time-per-instance=0 -cpuh-per-instance=1.567 -derandomize -ba=8 -g=0 -md=0 -p=0.100 -s=1 -v=3 -warmup -r=floor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7001_20x5x4_620s" calcext:value-type="string">
            <text:p>mallob_id7001_20x5x4_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N3];&quot;_log&quot;;CHAR(10);&quot;#SBATCH --error=&quot;;[.AN3];&quot;_err&quot;;CHAR(10);&quot;#SBATCH --job-name=&quot;;[.AN3];CHAR(10);&quot;#SBATCH --partition=normal&quot;;CHAR(10);&quot;#SBATCH --time=&quot;;[.AJ3];&quot;:&quot;;[.AK3];&quot;:&quot;;[.AL3];CHAR(10);&quot;mkdir -p mallob_logs/&quot;;[.AN3];CHAR(10);&quot;echo logging into mallob_logs/&quot;;[.AN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3];&quot; -log=mallob_logs/&quot;;[.AN3];CHAR(10);&quot;echo finished&quot;)" office:value-type="string" office:string-value="#!/bin/bash&#10;#SBATCH --nodes=20&#10;#SBATCH --ntasks=100&#10;#SBATCH --cpus-per-task=4&#10;#SBATCH --output=mallob_id7001_20x5x4_620s_log&#10;#SBATCH --error=mallob_id7001_20x5x4_620s_err&#10;#SBATCH --job-name=mallob_id7001_20x5x4_620s&#10;#SBATCH --partition=normal&#10;#SBATCH --time=0:10:20&#10;mkdir -p mallob_logs/mallob_id7001_20x5x4_620s&#10;echo logging into mallob_logs/mallob_id7001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1_20x5x4_620s_log</text:p>
            <text:p>#SBATCH --error=mallob_id7001_20x5x4_620s_err</text:p>
            <text:p>#SBATCH --job-name=mallob_id7001_20x5x4_620s</text:p>
            <text:p>#SBATCH --partition=normal</text:p>
            <text:p>#SBATCH --time=0:10:20</text:p>
            <text:p>mkdir -p mallob_logs/mallob_id7001_20x5x4_620s</text:p>
            <text:p>echo logging into mallob_logs/mallob_id7001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2">
          <table:table-cell table:style-name="ce109" office:value-type="float" office:value="7002" calcext:value-type="float">
            <text:p>7002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4]*[.C4]" office:value-type="float" office:value="100" calcext:value-type="float">
            <text:p>100</text:p>
          </table:table-cell>
          <table:table-cell table:style-name="ce116" table:formula="of:=[.C4]*[.D4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4]-[.G4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4]*[.H4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4]-[.K4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4]/3600*[.F4]*[.B4]" office:value-type="float" office:value="66.6666666666667" calcext:value-type="float">
            <text:p>66.6666666666667</text:p>
          </table:table-cell>
          <table:table-cell table:style-name="ce126" office:value-type="float" office:value="4" calcext:value-type="float">
            <text:p>4</text:p>
          </table:table-cell>
          <table:table-cell table:style-name="ce116" table:formula="of:=[.O4]*[.G4]" office:value-type="float" office:value="4" calcext:value-type="float">
            <text:p>4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4]/[.G4]" office:value-type="float" office:value="400" calcext:value-type="float">
            <text:p>400</text:p>
          </table:table-cell>
          <table:table-cell table:style-name="ce116" table:formula="of:=[.R4]/[.O4]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4]/3600*[.J4]*[.K4]*10/[.Q4]" office:value-type="float" office:value="1.56666666666667" calcext:value-type="float">
            <text:p>1.56666666666667</text:p>
          </table:table-cell>
          <table:table-cell table:style-name="ce116" table:formula="of:=[.T4]*[.S4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120" table:formula="of:=FLOOR(([.M4]+20)/3600)" office:value-type="float" office:value="0" calcext:value-type="float">
            <text:p>0</text:p>
          </table:table-cell>
          <table:table-cell table:style-name="ce120" table:formula="of:=IF(FLOOR((([.M4]+20)-[.AJ4]*3600)/60)&lt;10;CONCATENATE(&quot;0&quot;;FLOOR((([.M4]+20)-[.AJ4]*3600)/60));FLOOR((([.M4]+20)-[.AJ4]*3600)/60))" office:value-type="float" office:value="10" calcext:value-type="float">
            <text:p>10</text:p>
          </table:table-cell>
          <table:table-cell table:style-name="ce120" table:formula="of:=IF(FLOOR((([.M4]+20)-[.AJ4]*3600-[.AK4]*60))&lt;10;CONCATENATE(&quot;0&quot;;FLOOR((([.M4]+20)-[.AJ4]*3600-[.AK4]*60)));FLOOR((([.M4]+20)-[.AJ4]*3600-[.AK4]*60)))" office:value-type="float" office:value="20" calcext:value-type="float">
            <text:p>20</text:p>
          </table:table-cell>
          <table:table-cell table:style-name="ce99" table:formula="of:=CONCATENATE([.AI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&quot; -r=&quot;;[.AH4])" office:value-type="string" office:string-value="scenarios/scenario_all_c1 -c=1 -l=0.950 -t=4 -T=600 -lbc=4 -time-per-instance=0 -cpuh-per-instance=1.567 -derandomize -ba=8 -g=1 -md=0 -p=0.100 -s=1 -v=3 -warmup -r=floor" calcext:value-type="string">
            <text:p>scenarios/scenario_all_c1 -c=1 -l=0.950 -t=4 -T=600 -lbc=4 -time-per-instance=0 -cpuh-per-instance=1.567 -derandomize -ba=8 -g=1 -md=0 -p=0.100 -s=1 -v=3 -warmup -r=floor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7002_20x5x4_620s" calcext:value-type="string">
            <text:p>mallob_id7002_20x5x4_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N4];&quot;_log&quot;;CHAR(10);&quot;#SBATCH --error=&quot;;[.AN4];&quot;_err&quot;;CHAR(10);&quot;#SBATCH --job-name=&quot;;[.AN4];CHAR(10);&quot;#SBATCH --partition=normal&quot;;CHAR(10);&quot;#SBATCH --time=&quot;;[.AJ4];&quot;:&quot;;[.AK4];&quot;:&quot;;[.AL4];CHAR(10);&quot;mkdir -p mallob_logs/&quot;;[.AN4];CHAR(10);&quot;echo logging into mallob_logs/&quot;;[.AN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4];&quot; -log=mallob_logs/&quot;;[.AN4];CHAR(10);&quot;echo finished&quot;)" office:value-type="string" office:string-value="#!/bin/bash&#10;#SBATCH --nodes=20&#10;#SBATCH --ntasks=100&#10;#SBATCH --cpus-per-task=4&#10;#SBATCH --output=mallob_id7002_20x5x4_620s_log&#10;#SBATCH --error=mallob_id7002_20x5x4_620s_err&#10;#SBATCH --job-name=mallob_id7002_20x5x4_620s&#10;#SBATCH --partition=normal&#10;#SBATCH --time=0:10:20&#10;mkdir -p mallob_logs/mallob_id7002_20x5x4_620s&#10;echo logging into mallob_logs/mallob_id7002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2_20x5x4_620s_log</text:p>
            <text:p>#SBATCH --error=mallob_id7002_20x5x4_620s_err</text:p>
            <text:p>#SBATCH --job-name=mallob_id7002_20x5x4_620s</text:p>
            <text:p>#SBATCH --partition=normal</text:p>
            <text:p>#SBATCH --time=0:10:20</text:p>
            <text:p>mkdir -p mallob_logs/mallob_id7002_20x5x4_620s</text:p>
            <text:p>echo logging into mallob_logs/mallob_id7002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2">
          <table:table-cell table:style-name="ce109" office:value-type="float" office:value="7003" calcext:value-type="float">
            <text:p>700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5]*[.C5]" office:value-type="float" office:value="100" calcext:value-type="float">
            <text:p>100</text:p>
          </table:table-cell>
          <table:table-cell table:style-name="ce116" table:formula="of:=[.C5]*[.D5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5]-[.G5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5]*[.H5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5]-[.K5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5]/3600*[.F5]*[.B5]" office:value-type="float" office:value="66.6666666666667" calcext:value-type="float">
            <text:p>66.6666666666667</text:p>
          </table:table-cell>
          <table:table-cell table:style-name="ce126" office:value-type="float" office:value="16" calcext:value-type="float">
            <text:p>16</text:p>
          </table:table-cell>
          <table:table-cell table:style-name="ce116" table:formula="of:=[.O5]*[.G5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5]/[.G5]" office:value-type="float" office:value="400" calcext:value-type="float">
            <text:p>400</text:p>
          </table:table-cell>
          <table:table-cell table:style-name="ce116" table:formula="of:=[.R5]/[.O5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5]/3600*[.J5]*[.K5]*10/[.Q5]" office:value-type="float" office:value="1.56666666666667" calcext:value-type="float">
            <text:p>1.56666666666667</text:p>
          </table:table-cell>
          <table:table-cell table:style-name="ce116" table:formula="of:=[.T5]*[.S5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120" table:formula="of:=FLOOR(([.M5]+20)/3600)" office:value-type="float" office:value="0" calcext:value-type="float">
            <text:p>0</text:p>
          </table:table-cell>
          <table:table-cell table:style-name="ce120" table:formula="of:=IF(FLOOR((([.M5]+20)-[.AJ5]*3600)/60)&lt;10;CONCATENATE(&quot;0&quot;;FLOOR((([.M5]+20)-[.AJ5]*3600)/60));FLOOR((([.M5]+20)-[.AJ5]*3600)/60))" office:value-type="float" office:value="10" calcext:value-type="float">
            <text:p>10</text:p>
          </table:table-cell>
          <table:table-cell table:style-name="ce120" table:formula="of:=IF(FLOOR((([.M5]+20)-[.AJ5]*3600-[.AK5]*60))&lt;10;CONCATENATE(&quot;0&quot;;FLOOR((([.M5]+20)-[.AJ5]*3600-[.AK5]*60)));FLOOR((([.M5]+20)-[.AJ5]*3600-[.AK5]*60)))" office:value-type="float" office:value="20" calcext:value-type="float">
            <text:p>20</text:p>
          </table:table-cell>
          <table:table-cell table:style-name="ce99" table:formula="of:=CONCATENATE([.AI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TEXT([.AA5];&quot;0.000&quot;);&quot; -s=&quot;;[.AD5];&quot; -v=&quot;;[.AC5];IF([.AB5]=1;&quot; -q&quot;;&quot;&quot;);IF([.AE5]=1;&quot; -warmup&quot;;&quot;&quot;);IF([.AF5]=1;&quot; -nophase&quot;;&quot;&quot;);IF([.AG5]=1;&quot; -jjp&quot;;&quot;&quot;);&quot; -r=&quot;;[.AH5])" office:value-type="string" office:string-value="scenarios/scenario_all_c1 -c=1 -l=0.950 -t=4 -T=600 -lbc=16 -time-per-instance=0 -cpuh-per-instance=1.567 -derandomize -ba=8 -g=1 -md=0 -p=0.100 -s=1 -v=3 -warmup -r=floor" calcext:value-type="string">
            <text:p>scenarios/scenario_all_c1 -c=1 -l=0.950 -t=4 -T=600 -lbc=16 -time-per-instance=0 -cpuh-per-instance=1.567 -derandomize -ba=8 -g=1 -md=0 -p=0.100 -s=1 -v=3 -warmup -r=floor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7003_20x5x4_620s" calcext:value-type="string">
            <text:p>mallob_id7003_20x5x4_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N5];&quot;_log&quot;;CHAR(10);&quot;#SBATCH --error=&quot;;[.AN5];&quot;_err&quot;;CHAR(10);&quot;#SBATCH --job-name=&quot;;[.AN5];CHAR(10);&quot;#SBATCH --partition=normal&quot;;CHAR(10);&quot;#SBATCH --time=&quot;;[.AJ5];&quot;:&quot;;[.AK5];&quot;:&quot;;[.AL5];CHAR(10);&quot;mkdir -p mallob_logs/&quot;;[.AN5];CHAR(10);&quot;echo logging into mallob_logs/&quot;;[.AN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5];&quot; -log=mallob_logs/&quot;;[.AN5];CHAR(10);&quot;echo finished&quot;)" office:value-type="string" office:string-value="#!/bin/bash&#10;#SBATCH --nodes=20&#10;#SBATCH --ntasks=100&#10;#SBATCH --cpus-per-task=4&#10;#SBATCH --output=mallob_id7003_20x5x4_620s_log&#10;#SBATCH --error=mallob_id7003_20x5x4_620s_err&#10;#SBATCH --job-name=mallob_id7003_20x5x4_620s&#10;#SBATCH --partition=normal&#10;#SBATCH --time=0:10:20&#10;mkdir -p mallob_logs/mallob_id7003_20x5x4_620s&#10;echo logging into mallob_logs/mallob_id7003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3_20x5x4_620s_log</text:p>
            <text:p>#SBATCH --error=mallob_id7003_20x5x4_620s_err</text:p>
            <text:p>#SBATCH --job-name=mallob_id7003_20x5x4_620s</text:p>
            <text:p>#SBATCH --partition=normal</text:p>
            <text:p>#SBATCH --time=0:10:20</text:p>
            <text:p>mkdir -p mallob_logs/mallob_id7003_20x5x4_620s</text:p>
            <text:p>echo logging into mallob_logs/mallob_id7003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1">
          <table:table-cell table:number-columns-repeated="2"/>
          <table:table-cell table:style-name="ce110"/>
          <table:table-cell table:number-columns-repeated="61"/>
        </table:table-row>
        <table:table-row table:style-name="ro1">
          <table:table-cell table:number-columns-repeated="2"/>
          <table:table-cell table:style-name="ce110"/>
          <table:table-cell table:number-columns-repeated="17"/>
          <table:table-cell table:style-name="ce121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800-_edb" table:style-name="ta1">
        <table:table-column table:style-name="co1" table:default-cell-style-name="ce110"/>
        <table:table-column table:style-name="co2" table:default-cell-style-name="ce110"/>
        <table:table-column table:style-name="co38" table:default-cell-style-name="ce113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33" table:default-cell-style-name="ce110"/>
        <table:table-column table:style-name="co8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11" table:visibility="collapse" table:default-cell-style-name="ce110"/>
        <table:table-column table:style-name="co12" table:default-cell-style-name="ce110"/>
        <table:table-column table:style-name="co13" table:default-cell-style-name="ce110"/>
        <table:table-column table:style-name="co39" table:default-cell-style-name="ce110"/>
        <table:table-column table:style-name="co3" table:default-cell-style-name="ce110"/>
        <table:table-column table:style-name="co14" table:visibility="collapse" table:default-cell-style-name="ce110"/>
        <table:table-column table:style-name="co15" table:visibility="collapse" table:default-cell-style-name="ce110"/>
        <table:table-column table:style-name="co7" table:visibility="collapse" table:default-cell-style-name="ce110"/>
        <table:table-column table:style-name="co16" table:default-cell-style-name="ce110"/>
        <table:table-column table:style-name="co40" table:default-cell-style-name="ce110"/>
        <table:table-column table:style-name="co17" table:visibility="collapse" table:default-cell-style-name="ce110"/>
        <table:table-column table:style-name="co5" table:visibility="collapse" table:default-cell-style-name="ce110"/>
        <table:table-column table:style-name="co17" table:visibility="collapse" table:default-cell-style-name="ce110"/>
        <table:table-column table:style-name="co18" table:default-cell-style-name="ce110"/>
        <table:table-column table:style-name="co6" table:default-cell-style-name="ce110"/>
        <table:table-column table:style-name="co3" table:default-cell-style-name="ce110"/>
        <table:table-column table:style-name="co19" table:visibility="collapse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visibility="collapse" table:default-cell-style-name="ce110"/>
        <table:table-column table:style-name="co23" table:visibility="collapse" table:default-cell-style-name="ce110"/>
        <table:table-column table:style-name="co41" table:default-cell-style-name="ce110"/>
        <table:table-column table:style-name="co42" table:default-cell-style-name="ce110"/>
        <table:table-column table:style-name="co43" table:default-cell-style-name="ce110"/>
        <table:table-column table:style-name="co44" table:default-cell-style-name="ce110"/>
        <table:table-column table:style-name="co45" table:default-cell-style-name="ce110"/>
        <table:table-column table:style-name="co23" table:default-cell-style-name="ce110"/>
        <table:table-column table:style-name="co24" table:visibility="collapse" table:default-cell-style-name="ce110"/>
        <table:table-column table:style-name="co1" table:visibility="collapse" table:default-cell-style-name="ce110"/>
        <table:table-column table:style-name="co25" table:visibility="collapse" table:default-cell-style-name="ce110"/>
        <table:table-column table:style-name="co37" table:visibility="collapse" table:default-cell-style-name="ce110"/>
        <table:table-column table:style-name="co30" table:visibility="collapse" table:default-cell-style-name="ce110"/>
        <table:table-column table:style-name="co31" table:default-cell-style-name="ce110"/>
        <table:table-column table:style-name="co29" table:number-columns-repeated="20" table:default-cell-style-name="ce110"/>
        <table:table-row table:style-name="ro1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Nodes</text:p>
          </table:table-cell>
          <table:table-cell table:style-name="ce108" office:value-type="string" calcext:value-type="string">
            <text:p>Processes per node</text:p>
          </table:table-cell>
          <table:table-cell table:style-name="ce108" office:value-type="string" calcext:value-type="string">
            <text:p>CPUs per process</text:p>
          </table:table-cell>
          <table:table-cell table:style-name="ce115" office:value-type="string" calcext:value-type="string">
            <text:p>Total processes</text:p>
          </table:table-cell>
          <table:table-cell table:style-name="ce115" office:value-type="string" calcext:value-type="string">
            <text:p>Used CPUs per node</text:p>
          </table:table-cell>
          <table:table-cell table:style-name="ce117" office:value-type="string" calcext:value-type="string">
            <text:p>Client processes</text:p>
          </table:table-cell>
          <table:table-cell table:style-name="ce115" office:value-type="string" calcext:value-type="string">
            <text:p>Workers</text:p>
          </table:table-cell>
          <table:table-cell table:style-name="ce117" office:value-type="string" calcext:value-type="string">
            <text:p>Load factor</text:p>
          </table:table-cell>
          <table:table-cell table:style-name="ce115" office:value-type="string" calcext:value-type="string">
            <text:p>Proj. active workers</text:p>
          </table:table-cell>
          <table:table-cell table:style-name="ce117" office:value-type="string" calcext:value-type="string">
            <text:p>SAT threads per process</text:p>
          </table:table-cell>
          <table:table-cell table:style-name="ce115" office:value-type="string" calcext:value-type="string">
            <text:p>"Free" CPUs per process</text:p>
          </table:table-cell>
          <table:table-cell table:style-name="ce117" office:value-type="string" calcext:value-type="string">
            <text:p>Global timeout (s)</text:p>
          </table:table-cell>
          <table:table-cell table:style-name="ce115" office:value-type="string" calcext:value-type="string">
            <text:p>Requested CPU hours</text:p>
          </table:table-cell>
          <table:table-cell table:style-name="ce117" office:value-type="string" calcext:value-type="string">
            <text:p>#streams/client</text:p>
          </table:table-cell>
          <table:table-cell table:style-name="ce115" office:value-type="string" calcext:value-type="string">
            <text:p>Proj. total active jobs</text:p>
          </table:table-cell>
          <table:table-cell table:style-name="ce117" office:value-type="string" calcext:value-type="string">
            <text:p>Total num jobs</text:p>
          </table:table-cell>
          <table:table-cell table:style-name="ce115" office:value-type="string" calcext:value-type="string">
            <text:p>Jobs per client</text:p>
          </table:table-cell>
          <table:table-cell table:style-name="ce115" office:value-type="string" calcext:value-type="string">
            <text:p>Client job epochs</text:p>
          </table:table-cell>
          <table:table-cell table:style-name="ce117" office:value-type="string" calcext:value-type="string">
            <text:p>Wallclock timeout / job (s)</text:p>
          </table:table-cell>
          <table:table-cell table:style-name="ce117" office:value-type="string" calcext:value-type="string">
            <text:p>CPUh timeout / job</text:p>
          </table:table-cell>
          <table:table-cell table:style-name="ce115" office:value-type="string" calcext:value-type="string">
            <text:p>Maximum global runtime (h)</text:p>
          </table:table-cell>
          <table:table-cell table:style-name="ce117" office:value-type="string" calcext:value-type="string">
            <text:p>Derandomize?</text:p>
          </table:table-cell>
          <table:table-cell table:style-name="ce117" office:value-type="string" calcext:value-type="string">
            <text:p>Bounce partners per node</text:p>
          </table:table-cell>
          <table:table-cell table:style-name="ce117" office:value-type="string" calcext:value-type="string">
            <text:p>Geometric growth interval</text:p>
          </table:table-cell>
          <table:table-cell table:style-name="ce117" office:value-type="string" calcext:value-type="string">
            <text:p>Max. demand per job</text:p>
          </table:table-cell>
          <table:table-cell table:style-name="ce117" office:value-type="string" calcext:value-type="string">
            <text:p>Rebalancing interval</text:p>
          </table:table-cell>
          <table:table-cell table:style-name="ce117" office:value-type="string" calcext:value-type="string">
            <text:p>Quiet?</text:p>
          </table:table-cell>
          <table:table-cell table:style-name="ce117" office:value-type="string" calcext:value-type="string">
            <text:p>Verbosity</text:p>
          </table:table-cell>
          <table:table-cell table:style-name="ce117" office:value-type="string" calcext:value-type="string">
            <text:p>Job comm. interval</text:p>
          </table:table-cell>
          <table:table-cell table:style-name="ce117" office:value-type="string" calcext:value-type="string">
            <text:p>Warmup?</text:p>
          </table:table-cell>
          <table:table-cell table:style-name="ce117" office:value-type="string" calcext:value-type="string">
            <text:p>No phase diversification?</text:p>
          </table:table-cell>
          <table:table-cell table:style-name="ce117" office:value-type="string" calcext:value-type="string">
            <text:p>Jitter job priorities?</text:p>
          </table:table-cell>
          <table:table-cell table:style-name="ce117" office:value-type="string" calcext:value-type="string">
            <text:p>Balancing mode</text:p>
          </table:table-cell>
          <table:table-cell table:style-name="ce117" office:value-type="string" calcext:value-type="string">
            <text:p>Rounding mode</text:p>
          </table:table-cell>
          <table:table-cell table:style-name="ce117" office:value-type="string" calcext:value-type="string">
            <text:p>Contin. growth?</text:p>
          </table:table-cell>
          <table:table-cell table:style-name="ce117" office:value-type="string" calcext:value-type="string">
            <text:p>Yield manager thread?</text:p>
          </table:table-cell>
          <table:table-cell table:style-name="ce117" office:value-type="string" calcext:value-type="string">
            <text:p>Scenario file</text:p>
          </table:table-cell>
          <table:table-cell table:style-name="ce122" office:value-type="string" calcext:value-type="string">
            <text:p>Hours</text:p>
          </table:table-cell>
          <table:table-cell table:style-name="ce122" office:value-type="string" calcext:value-type="string">
            <text:p>Mins</text:p>
          </table:table-cell>
          <table:table-cell table:style-name="ce122" office:value-type="string" calcext:value-type="string">
            <text:p>Secs</text:p>
          </table:table-cell>
          <table:table-cell table:style-name="ce122" office:value-type="string" calcext:value-type="string">
            <text:p>Arguments</text:p>
          </table:table-cell>
          <table:table-cell table:style-name="ce123" office:value-type="string" calcext:value-type="string">
            <text:p>Job name</text:p>
          </table:table-cell>
          <table:table-cell table:style-name="ce122" office:value-type="string" calcext:value-type="string">
            <text:p>Script</text:p>
          </table:table-cell>
          <table:table-cell table:number-columns-repeated="20"/>
        </table:table-row>
        <table:table-row table:style-name="ro9">
          <table:table-cell table:style-name="ce109" office:value-type="float" office:value="8000" calcext:value-type="float">
            <text:p>8000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116" table:formula="of:=[.B2]*[.C2]" office:value-type="float" office:value="130" calcext:value-type="float">
            <text:p>130</text:p>
          </table:table-cell>
          <table:table-cell table:style-name="ce116" table:formula="of:=[.C2]*[.D2]" office:value-type="float" office:value="20" calcext:value-type="float">
            <text:p>20</text:p>
          </table:table-cell>
          <table:table-cell table:style-name="ce111" office:value-type="float" office:value="2" calcext:value-type="float">
            <text:p>2</text:p>
          </table:table-cell>
          <table:table-cell table:style-name="ce116" table:formula="of:=[.E2]-[.G2]" office:value-type="float" office:value="128" calcext:value-type="float">
            <text:p>128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2]*[.H2])" office:value-type="float" office:value="122" calcext:value-type="float">
            <text:p>122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2]-[.K2]" office:value-type="float" office:value="0" calcext:value-type="float">
            <text:p>0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2]/3600*[.F2]*[.B2]" office:value-type="float" office:value="534.444444444444" calcext:value-type="float">
            <text:p>534.444444444444</text:p>
          </table:table-cell>
          <table:table-cell table:style-name="ce128" office:value-type="float" office:value="4" calcext:value-type="float">
            <text:p>4</text:p>
          </table:table-cell>
          <table:table-cell table:style-name="ce116" table:formula="of:=[.O2]*[.G2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2]/[.G2]" office:value-type="float" office:value="200" calcext:value-type="float">
            <text:p>200</text:p>
          </table:table-cell>
          <table:table-cell table:style-name="ce116" table:formula="of:=[.R2]/[.O2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2]*[.S2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2])" office:value-type="string" office:string-value="scenarios/scenario_all_c2" calcext:value-type="string">
            <text:p>scenarios/scenario_all_c2</text:p>
          </table:table-cell>
          <table:table-cell table:style-name="ce120" table:formula="of:=FLOOR(([.M2]+20)/3600)" office:value-type="float" office:value="1" calcext:value-type="float">
            <text:p>1</text:p>
          </table:table-cell>
          <table:table-cell table:style-name="ce120" table:formula="of:=IF(FLOOR((([.M2]+20)-[.AM2]*3600)/60)&lt;10;CONCATENATE(&quot;0&quot;;FLOOR((([.M2]+20)-[.AM2]*3600)/60));FLOOR((([.M2]+20)-[.AM2]*3600)/60))" office:value-type="string" office:string-value="02" calcext:value-type="string">
            <text:p>02</text:p>
          </table:table-cell>
          <table:table-cell table:style-name="ce120" table:formula="of:=IF(FLOOR((([.M2]+20)-[.AM2]*3600-[.AN2]*60))&lt;10;CONCATENATE(&quot;0&quot;;FLOOR((([.M2]+20)-[.AM2]*3600-[.AN2]*60)));FLOOR((([.M2]+20)-[.AM2]*3600-[.AN2]*60)))" office:value-type="string" office:string-value="00" calcext:value-type="string">
            <text:p>00</text:p>
          </table:table-cell>
          <table:table-cell table:style-name="ce99" table:formula="of:=CONCATENATE([.AL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IF([.AJ2]=1;&quot; -cg&quot;;&quot;&quot;);&quot; -r=&quot;;[.AI2];&quot; -bm=&quot;;[.AH2];IF([.AK2]=1;&quot; -yield&quot;;&quot;&quot;))" office:value-type="string" office:string-value="scenarios/scenario_all_c2 -c=2 -l=0.950 -t=4 -T=3700 -lbc=4 -time-per-instance=0 -cpuh-per-instance=10.000 -derandomize -ba=8 -g=1 -md=0 -p=0.100 -s=1 -v=4 -warmup -jjp -cg -r=bisec -bm=ed -yield" calcext:value-type="string">
            <text:p>scenarios/scenario_all_c2 -c=2 -l=0.950 -t=4 -T=3700 -lbc=4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8000_26x5x4_3720s" calcext:value-type="string">
            <text:p>mallob_id8000_26x5x4_37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Q2];&quot;_log&quot;;CHAR(10);&quot;#SBATCH --error=&quot;;[.AQ2];&quot;_err&quot;;CHAR(10);&quot;#SBATCH --job-name=&quot;;[.AQ2];CHAR(10);&quot;#SBATCH --partition=normal&quot;;CHAR(10);&quot;#SBATCH --time=&quot;;[.AM2];&quot;:&quot;;[.AN2];&quot;:&quot;;[.AO2];CHAR(10);&quot;mkdir -p mallob_logs/&quot;;[.AQ2];CHAR(10);&quot;echo logging into mallob_logs/&quot;;[.AQ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2];&quot; -log=mallob_logs/&quot;;[.AQ2];CHAR(10);&quot;echo finished&quot;)" office:value-type="string" office:string-value="#!/bin/bash&#10;#SBATCH --nodes=26&#10;#SBATCH --ntasks=130&#10;#SBATCH --cpus-per-task=4&#10;#SBATCH --output=mallob_id8000_26x5x4_3720s_log&#10;#SBATCH --error=mallob_id8000_26x5x4_3720s_err&#10;#SBATCH --job-name=mallob_id8000_26x5x4_3720s&#10;#SBATCH --partition=normal&#10;#SBATCH --time=1:02:00&#10;mkdir -p mallob_logs/mallob_id8000_26x5x4_3720s&#10;echo logging into mallob_logs/mallob_id8000_26x5x4_3720s&#10;module load mpi/impi/2019&#10;module load compiler/gnu/7&#10;export MPIRUN_OPTIONS='-binding domain='${SLURM_CPUS_PER_TASK}':compact -print-rank-map -envall'&#10;mpiexec.hydra --bootstrap slurm ${MPIRUN_OPTIONS} -n ${SLURM_NTASKS} build/mallob scenarios/scenario_all_c2 -c=2 -l=0.950 -t=4 -T=3700 -lbc=4 -time-per-instance=0 -cpuh-per-instance=10.000 -derandomize -ba=8 -g=1 -md=0 -p=0.100 -s=1 -v=4 -warmup -jjp -cg -r=bisec -bm=ed -yield -log=mallob_logs/mallob_id8000_26x5x4_3720s&#10;echo finished" calcext:value-type="string">
            <text:p>#!/bin/bash</text:p>
            <text:p>#SBATCH --nodes=26</text:p>
            <text:p>#SBATCH --ntasks=130</text:p>
            <text:p>#SBATCH --cpus-per-task=4</text:p>
            <text:p>#SBATCH --output=mallob_id8000_26x5x4_3720s_log</text:p>
            <text:p>#SBATCH --error=mallob_id8000_26x5x4_3720s_err</text:p>
            <text:p>#SBATCH --job-name=mallob_id8000_26x5x4_3720s</text:p>
            <text:p>#SBATCH --partition=normal</text:p>
            <text:p>#SBATCH --time=1:02:00</text:p>
            <text:p>mkdir -p mallob_logs/mallob_id8000_26x5x4_3720s</text:p>
            <text:p>echo logging into mallob_logs/mallob_id8000_26x5x4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 -c=2 -l=0.950 -t=4 -T=3700 -lbc=4 -time-per-instance=0 -cpuh-per-instance=10.000 -derandomize -ba=8 -g=1 -md=0 -p=0.100 -s=1 -v=4 -warmup -jjp -cg -r=bisec -bm=ed -yield -log=mallob_logs/mallob_id8000_26x5x4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9">
          <table:table-cell table:style-name="ce109" office:value-type="float" office:value="8001" calcext:value-type="float">
            <text:p>8001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116" table:formula="of:=[.B3]*[.C3]" office:value-type="float" office:value="260" calcext:value-type="float">
            <text:p>260</text:p>
          </table:table-cell>
          <table:table-cell table:style-name="ce116" table:formula="of:=[.C3]*[.D3]" office:value-type="float" office:value="20" calcext:value-type="float">
            <text:p>20</text:p>
          </table:table-cell>
          <table:table-cell table:style-name="ce111" office:value-type="float" office:value="4" calcext:value-type="float">
            <text:p>4</text:p>
          </table:table-cell>
          <table:table-cell table:style-name="ce116" table:formula="of:=[.E3]-[.G3]" office:value-type="float" office:value="256" calcext:value-type="float">
            <text:p>256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3]*[.H3])" office:value-type="float" office:value="243" calcext:value-type="float">
            <text:p>243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3]-[.K3]" office:value-type="float" office:value="-2" calcext:value-type="float">
            <text:p>-2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3]/3600*[.F3]*[.B3]" office:value-type="float" office:value="534.444444444444" calcext:value-type="float">
            <text:p>534.444444444444</text:p>
          </table:table-cell>
          <table:table-cell table:style-name="ce128" office:value-type="float" office:value="4" calcext:value-type="float">
            <text:p>4</text:p>
          </table:table-cell>
          <table:table-cell table:style-name="ce116" table:formula="of:=[.O3]*[.G3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3]/[.G3]" office:value-type="float" office:value="100" calcext:value-type="float">
            <text:p>100</text:p>
          </table:table-cell>
          <table:table-cell table:style-name="ce116" table:formula="of:=[.R3]/[.O3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3]*[.S3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3])" office:value-type="string" office:string-value="scenarios/scenario_all_c4" calcext:value-type="string">
            <text:p>scenarios/scenario_all_c4</text:p>
          </table:table-cell>
          <table:table-cell table:style-name="ce120" table:formula="of:=FLOOR(([.M3]+20)/3600)" office:value-type="float" office:value="1" calcext:value-type="float">
            <text:p>1</text:p>
          </table:table-cell>
          <table:table-cell table:style-name="ce120" table:formula="of:=IF(FLOOR((([.M3]+20)-[.AM3]*3600)/60)&lt;10;CONCATENATE(&quot;0&quot;;FLOOR((([.M3]+20)-[.AM3]*3600)/60));FLOOR((([.M3]+20)-[.AM3]*3600)/60))" office:value-type="string" office:string-value="02" calcext:value-type="string">
            <text:p>02</text:p>
          </table:table-cell>
          <table:table-cell table:style-name="ce120" table:formula="of:=IF(FLOOR((([.M3]+20)-[.AM3]*3600-[.AN3]*60))&lt;10;CONCATENATE(&quot;0&quot;;FLOOR((([.M3]+20)-[.AM3]*3600-[.AN3]*60)));FLOOR((([.M3]+20)-[.AM3]*3600-[.AN3]*60)))" office:value-type="string" office:string-value="00" calcext:value-type="string">
            <text:p>00</text:p>
          </table:table-cell>
          <table:table-cell table:style-name="ce99" table:formula="of:=CONCATENATE([.AL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IF([.AJ3]=1;&quot; -cg&quot;;&quot;&quot;);&quot; -r=&quot;;[.AI3];&quot; -bm=&quot;;[.AH3];IF([.AK3]=1;&quot; -yield&quot;;&quot;&quot;))" office:value-type="string" office:string-value="scenarios/scenario_all_c4 -c=4 -l=0.950 -t=4 -T=3700 -lbc=4 -time-per-instance=0 -cpuh-per-instance=10.000 -derandomize -ba=8 -g=1 -md=0 -p=0.100 -s=1 -v=4 -warmup -jjp -cg -r=bisec -bm=ed -yield" calcext:value-type="string">
            <text:p>scenarios/scenario_all_c4 -c=4 -l=0.950 -t=4 -T=3700 -lbc=4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8001_26x10x2_3720s" calcext:value-type="string">
            <text:p>mallob_id8001_26x10x2_37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Q3];&quot;_log&quot;;CHAR(10);&quot;#SBATCH --error=&quot;;[.AQ3];&quot;_err&quot;;CHAR(10);&quot;#SBATCH --job-name=&quot;;[.AQ3];CHAR(10);&quot;#SBATCH --partition=normal&quot;;CHAR(10);&quot;#SBATCH --time=&quot;;[.AM3];&quot;:&quot;;[.AN3];&quot;:&quot;;[.AO3];CHAR(10);&quot;mkdir -p mallob_logs/&quot;;[.AQ3];CHAR(10);&quot;echo logging into mallob_logs/&quot;;[.AQ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3];&quot; -log=mallob_logs/&quot;;[.AQ3];CHAR(10);&quot;echo finished&quot;)" office:value-type="string" office:string-value="#!/bin/bash&#10;#SBATCH --nodes=26&#10;#SBATCH --ntasks=260&#10;#SBATCH --cpus-per-task=2&#10;#SBATCH --output=mallob_id8001_26x10x2_3720s_log&#10;#SBATCH --error=mallob_id8001_26x10x2_3720s_err&#10;#SBATCH --job-name=mallob_id8001_26x10x2_3720s&#10;#SBATCH --partition=normal&#10;#SBATCH --time=1:02:00&#10;mkdir -p mallob_logs/mallob_id8001_26x10x2_3720s&#10;echo logging into mallob_logs/mallob_id8001_26x10x2_3720s&#10;module load mpi/impi/2019&#10;module load compiler/gnu/7&#10;export MPIRUN_OPTIONS='-binding domain='${SLURM_CPUS_PER_TASK}':compact -print-rank-map -envall'&#10;mpiexec.hydra --bootstrap slurm ${MPIRUN_OPTIONS} -n ${SLURM_NTASKS} build/mallob scenarios/scenario_all_c4 -c=4 -l=0.950 -t=4 -T=3700 -lbc=4 -time-per-instance=0 -cpuh-per-instance=10.000 -derandomize -ba=8 -g=1 -md=0 -p=0.100 -s=1 -v=4 -warmup -jjp -cg -r=bisec -bm=ed -yield -log=mallob_logs/mallob_id8001_26x10x2_3720s&#10;echo finished" calcext:value-type="string">
            <text:p>#!/bin/bash</text:p>
            <text:p>#SBATCH --nodes=26</text:p>
            <text:p>#SBATCH --ntasks=260</text:p>
            <text:p>#SBATCH --cpus-per-task=2</text:p>
            <text:p>#SBATCH --output=mallob_id8001_26x10x2_3720s_log</text:p>
            <text:p>#SBATCH --error=mallob_id8001_26x10x2_3720s_err</text:p>
            <text:p>#SBATCH --job-name=mallob_id8001_26x10x2_3720s</text:p>
            <text:p>#SBATCH --partition=normal</text:p>
            <text:p>#SBATCH --time=1:02:00</text:p>
            <text:p>mkdir -p mallob_logs/mallob_id8001_26x10x2_3720s</text:p>
            <text:p>echo logging into mallob_logs/mallob_id8001_26x10x2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4 -c=4 -l=0.950 -t=4 -T=3700 -lbc=4 -time-per-instance=0 -cpuh-per-instance=10.000 -derandomize -ba=8 -g=1 -md=0 -p=0.100 -s=1 -v=4 -warmup -jjp -cg -r=bisec -bm=ed -yield -log=mallob_logs/mallob_id8001_26x10x2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9">
          <table:table-cell table:style-name="ce109" office:value-type="float" office:value="8002" calcext:value-type="float">
            <text:p>8002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116" table:formula="of:=[.B4]*[.C4]" office:value-type="float" office:value="130" calcext:value-type="float">
            <text:p>130</text:p>
          </table:table-cell>
          <table:table-cell table:style-name="ce116" table:formula="of:=[.C4]*[.D4]" office:value-type="float" office:value="20" calcext:value-type="float">
            <text:p>20</text:p>
          </table:table-cell>
          <table:table-cell table:style-name="ce111" office:value-type="float" office:value="2" calcext:value-type="float">
            <text:p>2</text:p>
          </table:table-cell>
          <table:table-cell table:style-name="ce116" table:formula="of:=[.E4]-[.G4]" office:value-type="float" office:value="128" calcext:value-type="float">
            <text:p>128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4]*[.H4])" office:value-type="float" office:value="122" calcext:value-type="float">
            <text:p>122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4]-[.K4]" office:value-type="float" office:value="0" calcext:value-type="float">
            <text:p>0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4]/3600*[.F4]*[.B4]" office:value-type="float" office:value="534.444444444444" calcext:value-type="float">
            <text:p>534.444444444444</text:p>
          </table:table-cell>
          <table:table-cell table:style-name="ce128" office:value-type="float" office:value="4" calcext:value-type="float">
            <text:p>4</text:p>
          </table:table-cell>
          <table:table-cell table:style-name="ce116" table:formula="of:=[.O4]*[.G4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4]/[.G4]" office:value-type="float" office:value="200" calcext:value-type="float">
            <text:p>200</text:p>
          </table:table-cell>
          <table:table-cell table:style-name="ce116" table:formula="of:=[.R4]/[.O4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4]*[.S4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4])" office:value-type="string" office:string-value="scenarios/scenario_all_c2" calcext:value-type="string">
            <text:p>scenarios/scenario_all_c2</text:p>
          </table:table-cell>
          <table:table-cell table:style-name="ce120" table:formula="of:=FLOOR(([.M4]+20)/3600)" office:value-type="float" office:value="1" calcext:value-type="float">
            <text:p>1</text:p>
          </table:table-cell>
          <table:table-cell table:style-name="ce120" table:formula="of:=IF(FLOOR((([.M4]+20)-[.AM4]*3600)/60)&lt;10;CONCATENATE(&quot;0&quot;;FLOOR((([.M4]+20)-[.AM4]*3600)/60));FLOOR((([.M4]+20)-[.AM4]*3600)/60))" office:value-type="string" office:string-value="02" calcext:value-type="string">
            <text:p>02</text:p>
          </table:table-cell>
          <table:table-cell table:style-name="ce120" table:formula="of:=IF(FLOOR((([.M4]+20)-[.AM4]*3600-[.AN4]*60))&lt;10;CONCATENATE(&quot;0&quot;;FLOOR((([.M4]+20)-[.AM4]*3600-[.AN4]*60)));FLOOR((([.M4]+20)-[.AM4]*3600-[.AN4]*60)))" office:value-type="string" office:string-value="00" calcext:value-type="string">
            <text:p>00</text:p>
          </table:table-cell>
          <table:table-cell table:style-name="ce99" table:formula="of:=CONCATENATE([.AL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IF([.AJ4]=1;&quot; -cg&quot;;&quot;&quot;);&quot; -r=&quot;;[.AI4];&quot; -bm=&quot;;[.AH4];IF([.AK4]=1;&quot; -yield&quot;;&quot;&quot;))" office:value-type="string" office:string-value="scenarios/scenario_all_c2 -c=2 -l=0.950 -t=4 -T=3700 -lbc=4 -time-per-instance=0 -cpuh-per-instance=10.000 -derandomize -ba=8 -g=1 -md=0 -p=0.100 -s=1 -v=4 -warmup -jjp -cg -r=bisec -bm=ed -yield" calcext:value-type="string">
            <text:p>scenarios/scenario_all_c2 -c=2 -l=0.950 -t=4 -T=3700 -lbc=4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8002_26x5x4_3720s" calcext:value-type="string">
            <text:p>mallob_id8002_26x5x4_37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Q4];&quot;_log&quot;;CHAR(10);&quot;#SBATCH --error=&quot;;[.AQ4];&quot;_err&quot;;CHAR(10);&quot;#SBATCH --job-name=&quot;;[.AQ4];CHAR(10);&quot;#SBATCH --partition=normal&quot;;CHAR(10);&quot;#SBATCH --time=&quot;;[.AM4];&quot;:&quot;;[.AN4];&quot;:&quot;;[.AO4];CHAR(10);&quot;mkdir -p mallob_logs/&quot;;[.AQ4];CHAR(10);&quot;echo logging into mallob_logs/&quot;;[.AQ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4];&quot; -log=mallob_logs/&quot;;[.AQ4];CHAR(10);&quot;echo finished&quot;)" office:value-type="string" office:string-value="#!/bin/bash&#10;#SBATCH --nodes=26&#10;#SBATCH --ntasks=130&#10;#SBATCH --cpus-per-task=4&#10;#SBATCH --output=mallob_id8002_26x5x4_3720s_log&#10;#SBATCH --error=mallob_id8002_26x5x4_3720s_err&#10;#SBATCH --job-name=mallob_id8002_26x5x4_3720s&#10;#SBATCH --partition=normal&#10;#SBATCH --time=1:02:00&#10;mkdir -p mallob_logs/mallob_id8002_26x5x4_3720s&#10;echo logging into mallob_logs/mallob_id8002_26x5x4_3720s&#10;module load mpi/impi/2019&#10;module load compiler/gnu/7&#10;export MPIRUN_OPTIONS='-binding domain='${SLURM_CPUS_PER_TASK}':compact -print-rank-map -envall'&#10;mpiexec.hydra --bootstrap slurm ${MPIRUN_OPTIONS} -n ${SLURM_NTASKS} build/mallob scenarios/scenario_all_c2 -c=2 -l=0.950 -t=4 -T=3700 -lbc=4 -time-per-instance=0 -cpuh-per-instance=10.000 -derandomize -ba=8 -g=1 -md=0 -p=0.100 -s=1 -v=4 -warmup -jjp -cg -r=bisec -bm=ed -yield -log=mallob_logs/mallob_id8002_26x5x4_3720s&#10;echo finished" calcext:value-type="string">
            <text:p>#!/bin/bash</text:p>
            <text:p>#SBATCH --nodes=26</text:p>
            <text:p>#SBATCH --ntasks=130</text:p>
            <text:p>#SBATCH --cpus-per-task=4</text:p>
            <text:p>#SBATCH --output=mallob_id8002_26x5x4_3720s_log</text:p>
            <text:p>#SBATCH --error=mallob_id8002_26x5x4_3720s_err</text:p>
            <text:p>#SBATCH --job-name=mallob_id8002_26x5x4_3720s</text:p>
            <text:p>#SBATCH --partition=normal</text:p>
            <text:p>#SBATCH --time=1:02:00</text:p>
            <text:p>mkdir -p mallob_logs/mallob_id8002_26x5x4_3720s</text:p>
            <text:p>echo logging into mallob_logs/mallob_id8002_26x5x4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 -c=2 -l=0.950 -t=4 -T=3700 -lbc=4 -time-per-instance=0 -cpuh-per-instance=10.000 -derandomize -ba=8 -g=1 -md=0 -p=0.100 -s=1 -v=4 -warmup -jjp -cg -r=bisec -bm=ed -yield -log=mallob_logs/mallob_id8002_26x5x4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9">
          <table:table-cell table:style-name="ce109" office:value-type="float" office:value="8003" calcext:value-type="float">
            <text:p>8003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116" table:formula="of:=[.B5]*[.C5]" office:value-type="float" office:value="260" calcext:value-type="float">
            <text:p>260</text:p>
          </table:table-cell>
          <table:table-cell table:style-name="ce116" table:formula="of:=[.C5]*[.D5]" office:value-type="float" office:value="20" calcext:value-type="float">
            <text:p>20</text:p>
          </table:table-cell>
          <table:table-cell table:style-name="ce111" office:value-type="float" office:value="4" calcext:value-type="float">
            <text:p>4</text:p>
          </table:table-cell>
          <table:table-cell table:style-name="ce116" table:formula="of:=[.E5]-[.G5]" office:value-type="float" office:value="256" calcext:value-type="float">
            <text:p>256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5]*[.H5])" office:value-type="float" office:value="243" calcext:value-type="float">
            <text:p>243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5]-[.K5]" office:value-type="float" office:value="-2" calcext:value-type="float">
            <text:p>-2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5]/3600*[.F5]*[.B5]" office:value-type="float" office:value="534.444444444444" calcext:value-type="float">
            <text:p>534.444444444444</text:p>
          </table:table-cell>
          <table:table-cell table:style-name="ce128" office:value-type="float" office:value="4" calcext:value-type="float">
            <text:p>4</text:p>
          </table:table-cell>
          <table:table-cell table:style-name="ce116" table:formula="of:=[.O5]*[.G5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5]/[.G5]" office:value-type="float" office:value="100" calcext:value-type="float">
            <text:p>100</text:p>
          </table:table-cell>
          <table:table-cell table:style-name="ce116" table:formula="of:=[.R5]/[.O5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5]*[.S5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5])" office:value-type="string" office:string-value="scenarios/scenario_all_c4" calcext:value-type="string">
            <text:p>scenarios/scenario_all_c4</text:p>
          </table:table-cell>
          <table:table-cell table:style-name="ce120" table:formula="of:=FLOOR(([.M5]+20)/3600)" office:value-type="float" office:value="1" calcext:value-type="float">
            <text:p>1</text:p>
          </table:table-cell>
          <table:table-cell table:style-name="ce120" table:formula="of:=IF(FLOOR((([.M5]+20)-[.AM5]*3600)/60)&lt;10;CONCATENATE(&quot;0&quot;;FLOOR((([.M5]+20)-[.AM5]*3600)/60));FLOOR((([.M5]+20)-[.AM5]*3600)/60))" office:value-type="string" office:string-value="02" calcext:value-type="string">
            <text:p>02</text:p>
          </table:table-cell>
          <table:table-cell table:style-name="ce120" table:formula="of:=IF(FLOOR((([.M5]+20)-[.AM5]*3600-[.AN5]*60))&lt;10;CONCATENATE(&quot;0&quot;;FLOOR((([.M5]+20)-[.AM5]*3600-[.AN5]*60)));FLOOR((([.M5]+20)-[.AM5]*3600-[.AN5]*60)))" office:value-type="string" office:string-value="00" calcext:value-type="string">
            <text:p>00</text:p>
          </table:table-cell>
          <table:table-cell table:style-name="ce99" table:formula="of:=CONCATENATE([.AL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TEXT([.AA5];&quot;0.000&quot;);&quot; -s=&quot;;[.AD5];&quot; -v=&quot;;[.AC5];IF([.AB5]=1;&quot; -q&quot;;&quot;&quot;);IF([.AE5]=1;&quot; -warmup&quot;;&quot;&quot;);IF([.AF5]=1;&quot; -nophase&quot;;&quot;&quot;);IF([.AG5]=1;&quot; -jjp&quot;;&quot;&quot;);IF([.AJ5]=1;&quot; -cg&quot;;&quot;&quot;);&quot; -r=&quot;;[.AI5];&quot; -bm=&quot;;[.AH5];IF([.AK5]=1;&quot; -yield&quot;;&quot;&quot;))" office:value-type="string" office:string-value="scenarios/scenario_all_c4 -c=4 -l=0.950 -t=4 -T=3700 -lbc=4 -time-per-instance=0 -cpuh-per-instance=10.000 -derandomize -ba=8 -g=1 -md=0 -p=0.100 -s=1 -v=4 -warmup -jjp -cg -r=bisec -bm=ed -yield" calcext:value-type="string">
            <text:p>scenarios/scenario_all_c4 -c=4 -l=0.950 -t=4 -T=3700 -lbc=4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8003_26x10x2_3720s" calcext:value-type="string">
            <text:p>mallob_id8003_26x10x2_37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Q5];&quot;_log&quot;;CHAR(10);&quot;#SBATCH --error=&quot;;[.AQ5];&quot;_err&quot;;CHAR(10);&quot;#SBATCH --job-name=&quot;;[.AQ5];CHAR(10);&quot;#SBATCH --partition=normal&quot;;CHAR(10);&quot;#SBATCH --time=&quot;;[.AM5];&quot;:&quot;;[.AN5];&quot;:&quot;;[.AO5];CHAR(10);&quot;mkdir -p mallob_logs/&quot;;[.AQ5];CHAR(10);&quot;echo logging into mallob_logs/&quot;;[.AQ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5];&quot; -log=mallob_logs/&quot;;[.AQ5];CHAR(10);&quot;echo finished&quot;)" office:value-type="string" office:string-value="#!/bin/bash&#10;#SBATCH --nodes=26&#10;#SBATCH --ntasks=260&#10;#SBATCH --cpus-per-task=2&#10;#SBATCH --output=mallob_id8003_26x10x2_3720s_log&#10;#SBATCH --error=mallob_id8003_26x10x2_3720s_err&#10;#SBATCH --job-name=mallob_id8003_26x10x2_3720s&#10;#SBATCH --partition=normal&#10;#SBATCH --time=1:02:00&#10;mkdir -p mallob_logs/mallob_id8003_26x10x2_3720s&#10;echo logging into mallob_logs/mallob_id8003_26x10x2_3720s&#10;module load mpi/impi/2019&#10;module load compiler/gnu/7&#10;export MPIRUN_OPTIONS='-binding domain='${SLURM_CPUS_PER_TASK}':compact -print-rank-map -envall'&#10;mpiexec.hydra --bootstrap slurm ${MPIRUN_OPTIONS} -n ${SLURM_NTASKS} build/mallob scenarios/scenario_all_c4 -c=4 -l=0.950 -t=4 -T=3700 -lbc=4 -time-per-instance=0 -cpuh-per-instance=10.000 -derandomize -ba=8 -g=1 -md=0 -p=0.100 -s=1 -v=4 -warmup -jjp -cg -r=bisec -bm=ed -yield -log=mallob_logs/mallob_id8003_26x10x2_3720s&#10;echo finished" calcext:value-type="string">
            <text:p>#!/bin/bash</text:p>
            <text:p>#SBATCH --nodes=26</text:p>
            <text:p>#SBATCH --ntasks=260</text:p>
            <text:p>#SBATCH --cpus-per-task=2</text:p>
            <text:p>#SBATCH --output=mallob_id8003_26x10x2_3720s_log</text:p>
            <text:p>#SBATCH --error=mallob_id8003_26x10x2_3720s_err</text:p>
            <text:p>#SBATCH --job-name=mallob_id8003_26x10x2_3720s</text:p>
            <text:p>#SBATCH --partition=normal</text:p>
            <text:p>#SBATCH --time=1:02:00</text:p>
            <text:p>mkdir -p mallob_logs/mallob_id8003_26x10x2_3720s</text:p>
            <text:p>echo logging into mallob_logs/mallob_id8003_26x10x2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4 -c=4 -l=0.950 -t=4 -T=3700 -lbc=4 -time-per-instance=0 -cpuh-per-instance=10.000 -derandomize -ba=8 -g=1 -md=0 -p=0.100 -s=1 -v=4 -warmup -jjp -cg -r=bisec -bm=ed -yield -log=mallob_logs/mallob_id8003_26x10x2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1">
          <table:table-cell table:number-columns-repeated="2"/>
          <table:table-cell table:style-name="ce110"/>
          <table:table-cell table:number-columns-repeated="11"/>
          <table:table-cell table:style-name="ce84"/>
          <table:table-cell table:number-columns-repeated="49"/>
        </table:table-row>
        <table:table-row table:style-name="ro1">
          <table:table-cell table:number-columns-repeated="2"/>
          <table:table-cell table:style-name="ce110"/>
          <table:table-cell table:number-columns-repeated="11"/>
          <table:table-cell table:style-name="ce84"/>
          <table:table-cell table:number-columns-repeated="5"/>
          <table:table-cell table:style-name="ce121"/>
          <table:table-cell table:number-columns-repeated="43"/>
        </table:table-row>
        <table:table-row table:style-name="ro1" table:number-rows-repeated="4">
          <table:table-cell table:number-columns-repeated="2"/>
          <table:table-cell table:style-name="ce110"/>
          <table:table-cell table:number-columns-repeated="11"/>
          <table:table-cell table:style-name="ce84"/>
          <table:table-cell table:number-columns-repeated="49"/>
        </table:table-row>
        <table:table-row table:style-name="ro1" table:number-rows-repeated="20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22:04:17.4069899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9T10:35:57.122211293</meta:creation-date>
    <dc:date>2020-03-19T22:09:45.413063024</dc:date>
    <meta:editing-duration>PT8H59M22S</meta:editing-duration>
    <meta:editing-cycles>80</meta:editing-cycles>
    <meta:generator>LibreOffice/6.4.1.2$Linux_X86_64 LibreOffice_project/40$Build-2</meta:generator>
    <meta:document-statistic meta:table-count="8" meta:cell-count="2785" meta:object-count="0"/>
  </office:meta>
</office:document-meta>
</file>